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2.217cm" table:align="left"/>
    </style:style>
    <style:style style:name="Таблица1.A" style:family="table-column">
      <style:table-column-properties style:column-width="5.854cm"/>
    </style:style>
    <style:style style:name="Таблица1.B" style:family="table-column">
      <style:table-column-properties style:column-width="6.362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1.635cm" table:align="left"/>
    </style:style>
    <style:style style:name="Таблица2.A" style:family="table-column">
      <style:table-column-properties style:column-width="6.817cm"/>
    </style:style>
    <style:style style:name="Таблица2.B" style:family="table-column">
      <style:table-column-properties style:column-width="2.718cm"/>
    </style:style>
    <style:style style:name="Таблица2.C" style:family="table-column">
      <style:table-column-properties style:column-width="2.099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8.151cm" table:align="left"/>
    </style:style>
    <style:style style:name="Таблица3.A" style:family="table-column">
      <style:table-column-properties style:column-width="3.413cm"/>
    </style:style>
    <style:style style:name="Таблица3.B" style:family="table-column">
      <style:table-column-properties style:column-width="4.738cm"/>
    </style:style>
    <style:style style:name="Таблица3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fo:color="#ffffff" loext:opacity="100%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Text_20_body">
      <style:text-properties fo:color="#ffffff" loext:opacity="100%"/>
    </style:style>
    <style:style style:name="P4" style:family="paragraph" style:parent-style-name="Text_20_body" style:list-style-name="L1"/>
    <style:style style:name="P5" style:family="paragraph" style:parent-style-name="Horizontal_20_Line">
      <style:text-properties fo:color="#ffffff" loext:opacity="100%"/>
    </style:style>
    <style:style style:name="P6" style:family="paragraph" style:parent-style-name="Heading_20_2">
      <style:text-properties fo:color="#ffffff" loext:opacity="100%"/>
    </style:style>
    <style:style style:name="P7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8" style:family="paragraph" style:parent-style-name="Preformatted_20_Text">
      <style:paragraph-properties style:writing-mode="lr-tb"/>
    </style:style>
    <style:style style:name="P9" style:family="paragraph" style:parent-style-name="Preformatted_20_Text">
      <style:paragraph-properties style:writing-mode="lr-tb"/>
      <style:text-properties fo:color="#ffffff" loext:opacity="100%"/>
    </style:style>
    <style:style style:name="P10" style:family="paragraph" style:parent-style-name="Preformatted_20_Text">
      <style:paragraph-properties fo:margin-top="0cm" fo:margin-bottom="0.499cm" style:contextual-spacing="false" style:writing-mode="lr-tb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6">
      <style:text-properties fo:color="#ffffff" loext:opacity="100%"/>
    </style:style>
    <style:style style:name="P17" style:family="paragraph" style:parent-style-name="Text_20_body" style:list-style-name="L7"/>
    <style:style style:name="P18" style:family="paragraph" style:parent-style-name="Text_20_body" style:list-style-name="L8">
      <style:text-properties fo:color="#ffffff" loext:opacity="100%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text-properties fo:color="#ffffff" loext:opacity="100%"/>
    </style:style>
    <style:style style:name="P2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/>
    </style:style>
    <style:style style:name="P22" style:family="paragraph" style:parent-style-name="Quotations">
      <style:text-properties fo:color="#ffffff" loext:opacity="100%"/>
    </style:style>
    <style:style style:name="P23" style:family="paragraph" style:parent-style-name="Preformatted_20_Text">
      <style:paragraph-properties fo:margin-left="0cm" fo:margin-right="0cm" fo:text-indent="0cm" style:auto-text-indent="false" style:writing-mode="lr-tb"/>
      <style:text-properties fo:color="#ffffff" loext:opacity="100%"/>
    </style:style>
    <style:style style:name="P24" style:family="paragraph" style:parent-style-name="Preformatted_20_Text">
      <style:paragraph-properties fo:margin-top="0cm" fo:margin-bottom="0.499cm" style:contextual-spacing="false" style:writing-mode="lr-tb"/>
      <style:text-properties fo:color="#ffffff" loext:opacity="100%"/>
    </style:style>
    <style:style style:name="P25" style:family="paragraph" style:parent-style-name="Text_20_body" style:list-style-name="L10">
      <style:text-properties fo:color="#ffffff" loext:opacity="100%"/>
    </style:style>
    <style:style style:name="P26" style:family="paragraph" style:parent-style-name="Text_20_body" style:list-style-name="L11">
      <style:text-properties fo:color="#ffffff" loext:opacity="100%"/>
    </style:style>
    <style:style style:name="P27" style:family="paragraph" style:parent-style-name="Preformatted_20_Text" style:list-style-name="L11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/>
    </style:style>
    <style:style style:name="P28" style:family="paragraph" style:parent-style-name="Text_20_body" style:list-style-name="L12">
      <style:text-properties fo:color="#ffffff" loext:opacity="100%"/>
    </style:style>
    <style:style style:name="P29" style:family="paragraph" style:parent-style-name="Text_20_body" style:list-style-name="L13">
      <style:text-properties fo:color="#ffffff" loext:opacity="100%"/>
    </style:style>
    <style:style style:name="P30" style:family="paragraph" style:parent-style-name="Text_20_body" style:list-style-name="L14">
      <style:text-properties fo:color="#ffffff" loext:opacity="100%"/>
    </style:style>
    <style:style style:name="P31" style:family="paragraph" style:parent-style-name="Text_20_body" style:list-style-name="L15">
      <style:text-properties fo:color="#ffffff" loext:opacity="100%"/>
    </style:style>
    <style:style style:name="P32" style:family="paragraph" style:parent-style-name="Text_20_body" style:list-style-name="L16">
      <style:text-properties fo:color="#ffffff" loext:opacity="100%"/>
    </style:style>
    <style:style style:name="P33" style:family="paragraph" style:parent-style-name="Text_20_body" style:list-style-name="L17">
      <style:text-properties fo:color="#ffffff" loext:opacity="100%"/>
    </style:style>
    <style:style style:name="P34" style:family="paragraph" style:parent-style-name="Text_20_body" style:list-style-name="L18">
      <style:text-properties fo:color="#ffffff" loext:opacity="100%"/>
    </style:style>
    <style:style style:name="P35" style:family="paragraph" style:parent-style-name="Text_20_body" style:list-style-name="L19">
      <style:text-properties fo:color="#ffffff" loext:opacity="100%"/>
    </style:style>
    <style:style style:name="P36" style:family="paragraph" style:parent-style-name="Text_20_body" style:list-style-name="L20">
      <style:text-properties fo:color="#ffffff" loext:opacity="100%"/>
    </style:style>
    <style:style style:name="P37" style:family="paragraph" style:parent-style-name="Table_20_Heading">
      <style:text-properties fo:color="#ffffff" loext:opacity="100%"/>
    </style:style>
    <style:style style:name="P38" style:family="paragraph" style:parent-style-name="Table_20_Contents">
      <style:text-properties fo:color="#ffffff" loext:opacity="100%"/>
    </style:style>
    <style:style style:name="P39" style:family="paragraph" style:parent-style-name="Standard">
      <style:text-properties fo:color="#ffffff" loext:opacity="100%"/>
    </style:style>
    <style:style style:name="P40" style:family="paragraph" style:parent-style-name="Text_20_body" style:list-style-name="L21">
      <style:text-properties fo:color="#ffffff" loext:opacity="100%"/>
    </style:style>
    <style:style style:name="P41" style:family="paragraph" style:parent-style-name="Text_20_body" style:list-style-name="L22">
      <style:text-properties fo:color="#ffffff" loext:opacity="100%"/>
    </style:style>
    <style:style style:name="P42" style:family="paragraph" style:parent-style-name="Text_20_body" style:list-style-name="L23">
      <style:text-properties fo:color="#ffffff" loext:opacity="100%"/>
    </style:style>
    <style:style style:name="P43" style:family="paragraph" style:parent-style-name="Text_20_body" style:list-style-name="L24">
      <style:text-properties fo:color="#ffffff" loext:opacity="100%"/>
    </style:style>
    <style:style style:name="P44" style:family="paragraph" style:parent-style-name="Text_20_body" style:list-style-name="L25">
      <style:text-properties fo:color="#ffffff" loext:opacity="100%"/>
    </style:style>
    <style:style style:name="P45" style:family="paragraph" style:parent-style-name="Text_20_body" style:list-style-name="L26">
      <style:text-properties fo:color="#ffffff" loext:opacity="100%"/>
    </style:style>
    <style:style style:name="P46" style:family="paragraph" style:parent-style-name="Text_20_body" style:list-style-name="L27">
      <style:text-properties fo:color="#ffffff" loext:opacity="100%"/>
    </style:style>
    <style:style style:name="P47" style:family="paragraph" style:parent-style-name="Preformatted_20_Text" style:list-style-name="L27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/>
    </style:style>
    <style:style style:name="P48" style:family="paragraph" style:parent-style-name="Text_20_body" style:list-style-name="L28">
      <style:text-properties fo:color="#ffffff" loext:opacity="100%"/>
    </style:style>
    <style:style style:name="P49" style:family="paragraph" style:parent-style-name="Text_20_body" style:list-style-name="L29">
      <style:text-properties fo:color="#ffffff" loext:opacity="100%"/>
    </style:style>
    <style:style style:name="P50" style:family="paragraph" style:parent-style-name="Text_20_body" style:list-style-name="L30">
      <style:text-properties fo:color="#ffffff" loext:opacity="100%"/>
    </style:style>
    <style:style style:name="P51" style:family="paragraph" style:parent-style-name="Text_20_body" style:list-style-name="L31">
      <style:text-properties fo:color="#ffffff" loext:opacity="100%"/>
    </style:style>
    <style:style style:name="P52" style:family="paragraph" style:parent-style-name="Text_20_body" style:list-style-name="L32">
      <style:text-properties fo:color="#ffffff" loext:opacity="100%"/>
    </style:style>
    <style:style style:name="P53" style:family="paragraph" style:parent-style-name="Text_20_body" style:list-style-name="L33">
      <style:text-properties fo:color="#ffffff" loext:opacity="100%"/>
    </style:style>
    <style:style style:name="P54" style:family="paragraph" style:parent-style-name="Text_20_body" style:list-style-name="L34">
      <style:text-properties fo:color="#ffffff" loext:opacity="100%"/>
    </style:style>
    <style:style style:name="P55" style:family="paragraph" style:parent-style-name="Text_20_body" style:list-style-name="L35">
      <style:text-properties fo:color="#ffffff" loext:opacity="100%"/>
    </style:style>
    <style:style style:name="P56" style:family="paragraph" style:parent-style-name="Text_20_body" style:list-style-name="L36">
      <style:text-properties fo:color="#ffffff" loext:opacity="100%"/>
    </style:style>
    <style:style style:name="P57" style:family="paragraph" style:parent-style-name="Text_20_body" style:list-style-name="L37">
      <style:text-properties fo:color="#ffffff" loext:opacity="100%"/>
    </style:style>
    <style:style style:name="P58" style:family="paragraph" style:parent-style-name="Text_20_body" style:list-style-name="L38">
      <style:text-properties fo:color="#ffffff" loext:opacity="100%"/>
    </style:style>
    <style:style style:name="P59" style:family="paragraph" style:parent-style-name="Heading_20_3">
      <style:paragraph-properties fo:margin-top="0cm" fo:margin-bottom="0.499cm" style:contextual-spacing="false"/>
      <style:text-properties fo:color="#ffffff" loext:opacity="100%"/>
    </style:style>
    <style:style style:name="P60" style:family="paragraph" style:parent-style-name="Text_20_body">
      <style:paragraph-properties fo:margin-top="0cm" fo:margin-bottom="0.499cm" style:contextual-spacing="false"/>
      <style:text-properties fo:color="#ffffff" loext:opacity="100%"/>
    </style:style>
    <style:style style:name="P61" style:family="paragraph" style:parent-style-name="Heading_20_2">
      <style:paragraph-properties fo:margin-top="0cm" fo:margin-bottom="0.499cm" style:contextual-spacing="false"/>
      <style:text-properties fo:color="#ffffff" loext:opacity="100%"/>
    </style:style>
    <style:style style:name="P62" style:family="paragraph" style:parent-style-name="Text_20_body" style:list-style-name="L39">
      <style:paragraph-properties fo:margin-top="0cm" fo:margin-bottom="0.499cm" style:contextual-spacing="false"/>
      <style:text-properties fo:color="#ffffff" loext:opacity="100%"/>
    </style:style>
    <style:style style:name="P63" style:family="paragraph" style:parent-style-name="Text_20_body" style:list-style-name="L40">
      <style:paragraph-properties fo:margin-top="0cm" fo:margin-bottom="0.499cm" style:contextual-spacing="false"/>
      <style:text-properties fo:color="#ffffff" loext:opacity="100%"/>
    </style:style>
    <style:style style:name="P64" style:family="paragraph" style:parent-style-name="Text_20_body" style:list-style-name="L41">
      <style:paragraph-properties fo:margin-top="0cm" fo:margin-bottom="0.499cm" style:contextual-spacing="false"/>
      <style:text-properties fo:color="#ffffff" loext:opacity="100%"/>
    </style:style>
    <style:style style:name="P65" style:family="paragraph" style:parent-style-name="Text_20_body" style:list-style-name="L42">
      <style:paragraph-properties fo:margin-top="0cm" fo:margin-bottom="0.499cm" style:contextual-spacing="false"/>
      <style:text-properties fo:color="#ffffff" loext:opacity="100%"/>
    </style:style>
    <style:style style:name="P66" style:family="paragraph" style:parent-style-name="Text_20_body" style:list-style-name="L43">
      <style:paragraph-properties fo:margin-top="0cm" fo:margin-bottom="0.499cm" style:contextual-spacing="false"/>
      <style:text-properties fo:color="#ffffff" loext:opacity="100%"/>
    </style:style>
    <style:style style:name="P67" style:family="paragraph" style:parent-style-name="Text_20_body" style:list-style-name="L44">
      <style:paragraph-properties fo:margin-top="0cm" fo:margin-bottom="0.499cm" style:contextual-spacing="false"/>
      <style:text-properties fo:color="#ffffff" loext:opacity="100%"/>
    </style:style>
    <style:style style:name="P68" style:family="paragraph" style:parent-style-name="Text_20_body" style:list-style-name="L45">
      <style:paragraph-properties fo:margin-top="0cm" fo:margin-bottom="0.499cm" style:contextual-spacing="false"/>
      <style:text-properties fo:color="#ffffff" loext:opacity="100%"/>
    </style:style>
    <style:style style:name="P69" style:family="paragraph" style:parent-style-name="Text_20_body" style:list-style-name="L46">
      <style:paragraph-properties fo:margin-top="0cm" fo:margin-bottom="0.499cm" style:contextual-spacing="false"/>
      <style:text-properties fo:color="#ffffff" loext:opacity="100%"/>
    </style:style>
    <style:style style:name="P70" style:family="paragraph" style:parent-style-name="Text_20_body" style:list-style-name="L47">
      <style:paragraph-properties fo:margin-top="0cm" fo:margin-bottom="0.499cm" style:contextual-spacing="false"/>
      <style:text-properties fo:color="#ffffff" loext:opacity="100%"/>
    </style:style>
    <style:style style:name="P71" style:family="paragraph" style:parent-style-name="Text_20_body" style:list-style-name="L48">
      <style:text-properties fo:color="#ffffff" loext:opacity="100%"/>
    </style:style>
    <style:style style:name="P72" style:family="paragraph" style:parent-style-name="Preformatted_20_Text" style:list-style-name="L48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/>
    </style:style>
    <style:style style:name="T1" style:family="text">
      <style:text-properties fo:color="#ffffff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Что такое </text:span><text:span text:style-name="Source_20_Text"><text:span text:style-name="T1">instanceof</text:span></text:span></text:h>
      <text:p text:style-name="Text_20_body"><text:span text:style-name="Source_20_Text"><text:span text:style-name="T1">instanceof</text:span></text:span><text:span text:style-name="T1"> — это оператор в JavaScript, который </text:span><text:span text:style-name="Strong_20_Emphasis"><text:span text:style-name="T1">проверяет, был ли объект создан определённым классом или функцией-конструктором</text:span></text:span><text:span text:style-name="T1">, </text:span><text:span text:style-name="Strong_20_Emphasis"><text:span text:style-name="T1">с учётом наследования</text:span></text:span><text:span text:style-name="T1">.</text:span></text:p>
      <text:h text:style-name="P1" text:outline-level="3">Синтаксис</text:h>
      <text:p text:style-name="P2"><text:span text:style-name="Source_20_Text"><text:span text:style-name="T1">obj instanceof Class</text:span></text:span></text:p>
      <text:p text:style-name="P3">Он возвращает:</text:p>
      <text:list text:style-name="L1">
        <text:list-item>
          <text:p text:style-name="P4"><text:span text:style-name="Source_20_Text"><text:span text:style-name="T1">true</text:span></text:span><text:span text:style-name="T1"> — если </text:span><text:span text:style-name="Source_20_Text"><text:span text:style-name="T1">obj</text:span></text:span><text:span text:style-name="T1"> является экземпляром </text:span><text:span text:style-name="Source_20_Text"><text:span text:style-name="T1">Class</text:span></text:span><text:span text:style-name="T1"> </text:span><text:span text:style-name="Strong_20_Emphasis"><text:span text:style-name="T1">или его потомка</text:span></text:span></text:p>
        </text:list-item>
        <text:list-item>
          <text:p text:style-name="P4"><text:span text:style-name="Source_20_Text"><text:span text:style-name="T1">false</text:span></text:span><text:span text:style-name="T1"> — если нет</text:span></text:p>
        </text:list-item>
      </text:list>
      <text:p text:style-name="P5"/>
      <text:h text:style-name="P6" text:outline-level="2">Пример с классом</text:h>
      <text:p text:style-name="P7"><text:span text:style-name="Source_20_Text"><text:span text:style-name="T1">class Rabbit {}</text:span></text:span></text:p>
      <text:p text:style-name="P8"><text:span text:style-name="Source_20_Text"><text:span text:style-name="T1">let rabbit = new Rabbit();</text:span></text:span></text:p>
      <text:p text:style-name="P9"/>
      <text:p text:style-name="P10"><text:span text:style-name="Source_20_Text"><text:span text:style-name="T1">alert(rabbit instanceof Rabbit); // true</text:span></text:span></text:p>
      <text:p text:style-name="Text_20_body"><text:span text:style-name="T1">Почему </text:span><text:span text:style-name="Source_20_Text"><text:span text:style-name="T1">true</text:span></text:span><text:span text:style-name="T1">?</text:span></text:p>
      <text:list text:style-name="L2">
        <text:list-item>
          <text:p text:style-name="P11"><text:span text:style-name="Source_20_Text"><text:span text:style-name="T1">rabbit</text:span></text:span><text:span text:style-name="T1"> был создан с помощью </text:span><text:span text:style-name="Source_20_Text"><text:span text:style-name="T1">new Rabbit()</text:span></text:span></text:p>
        </text:list-item>
        <text:list-item>
          <text:p text:style-name="P11"><text:span text:style-name="T1">значит, он является экземпляром класса </text:span><text:span text:style-name="Source_20_Text"><text:span text:style-name="T1">Rabbit</text:span></text:span></text:p>
        </text:list-item>
      </text:list>
      <text:p text:style-name="P5"/>
      <text:h text:style-name="P6" text:outline-level="2">Пример с функцией-конструктором</text:h>
      <text:p text:style-name="P3">В JavaScript классы — это, по сути, синтаксический сахар над функциями.</text:p>
      <text:p text:style-name="P7"><text:span text:style-name="Source_20_Text"><text:span text:style-name="T1">function Rabbit() {}</text:span></text:span></text:p>
      <text:p text:style-name="P9"/>
      <text:p text:style-name="P10"><text:span text:style-name="Source_20_Text"><text:span text:style-name="T1">alert(new Rabbit() instanceof Rabbit); // true</text:span></text:span></text:p>
      <text:p text:style-name="P3">Здесь:</text:p>
      <text:list text:style-name="L3">
        <text:list-item>
          <text:p text:style-name="P12"><text:span text:style-name="Source_20_Text"><text:span text:style-name="T1">Rabbit</text:span></text:span><text:span text:style-name="T1"> — функция-конструктор</text:span></text:p>
        </text:list-item>
        <text:list-item>
          <text:p text:style-name="P12"><text:span text:style-name="Source_20_Text"><text:span text:style-name="T1">new Rabbit()</text:span></text:span><text:span text:style-name="T1"> создаёт объект</text:span></text:p>
        </text:list-item>
        <text:list-item>
          <text:p text:style-name="P12"><text:span text:style-name="Source_20_Text"><text:span text:style-name="T1">instanceof</text:span></text:span><text:span text:style-name="T1"> корректно работает и с таким способом</text:span></text:p>
        </text:list-item>
      </text:list>
      <text:p text:style-name="P5"/>
      <text:h text:style-name="P6" text:outline-level="2">Пример со встроенными объектами</text:h>
      <text:p text:style-name="P7"><text:span text:style-name="Source_20_Text"><text:span text:style-name="T1">let arr = [1, 2, 3];</text:span></text:span></text:p>
      <text:p text:style-name="P9"/>
      <text:p text:style-name="P8"><text:span text:style-name="Source_20_Text"><text:span text:style-name="T1">alert(arr instanceof Array); <text:s/>// true</text:span></text:span></text:p>
      <text:p text:style-name="P10"><text:span text:style-name="Source_20_Text"><text:span text:style-name="T1">alert(arr instanceof Object); // true</text:span></text:span></text:p>
      <text:h text:style-name="Heading_20_3" text:outline-level="3"><text:soft-page-break/><text:span text:style-name="T1">Почему оба </text:span><text:span text:style-name="Source_20_Text"><text:span text:style-name="T1">true</text:span></text:span><text:span text:style-name="T1">?</text:span></text:h>
      <text:p text:style-name="Text_20_body"><text:span text:style-name="T1">Потому что в JavaScript есть </text:span><text:span text:style-name="Strong_20_Emphasis"><text:span text:style-name="T1">наследование прототипов</text:span></text:span><text:span text:style-name="T1">:</text:span></text:p>
      <text:p text:style-name="P2"><text:span text:style-name="Source_20_Text"><text:span text:style-name="T1">Array → Object</text:span></text:span></text:p>
      <text:p text:style-name="P3">Это значит:</text:p>
      <text:list text:style-name="L4">
        <text:list-item>
          <text:p text:style-name="P13"><text:span text:style-name="Source_20_Text"><text:span text:style-name="T1">Array</text:span></text:span><text:span text:style-name="T1"> наследуется от </text:span><text:span text:style-name="Source_20_Text"><text:span text:style-name="T1">Object</text:span></text:span></text:p>
        </text:list-item>
        <text:list-item>
          <text:p text:style-name="P13"><text:span text:style-name="T1">любой массив — это </text:span><text:span text:style-name="Strong_20_Emphasis"><text:span text:style-name="T1">и Array, и Object</text:span></text:span></text:p>
        </text:list-item>
      </text:list>
      <text:p text:style-name="P3">📌 Поэтому:</text:p>
      <text:list text:style-name="L5">
        <text:list-item>
          <text:p text:style-name="P14"><text:span text:style-name="Source_20_Text"><text:span text:style-name="T1">arr instanceof Array</text:span></text:span><text:span text:style-name="T1"> → </text:span><text:span text:style-name="Source_20_Text"><text:span text:style-name="T1">true</text:span></text:span></text:p>
        </text:list-item>
        <text:list-item>
          <text:p text:style-name="P14"><text:span text:style-name="Source_20_Text"><text:span text:style-name="T1">arr instanceof Object</text:span></text:span><text:span text:style-name="T1"> → </text:span><text:span text:style-name="Source_20_Text"><text:span text:style-name="T1">true</text:span></text:span></text:p>
        </text:list-item>
      </text:list>
      <text:p text:style-name="P5"/>
      <text:h text:style-name="Heading_20_2" text:outline-level="2"><text:span text:style-name="T1">Как </text:span><text:span text:style-name="Source_20_Text"><text:span text:style-name="T1">instanceof</text:span></text:span><text:span text:style-name="T1"> работает "под капотом" (упрощённо)</text:span></text:h>
      <text:p text:style-name="P3">Он проверяет:</text:p>
      <text:p text:style-name="Quotations"><text:span text:style-name="T1">есть ли </text:span><text:span text:style-name="Source_20_Text"><text:span text:style-name="T1">Class.prototype</text:span></text:span><text:span text:style-name="T1"> в цепочке прототипов объекта </text:span><text:span text:style-name="Source_20_Text"><text:span text:style-name="T1">obj</text:span></text:span></text:p>
      <text:p text:style-name="Text_20_body"><text:span text:style-name="T1">Если да — результат </text:span><text:span text:style-name="Source_20_Text"><text:span text:style-name="T1">true</text:span></text:span><text:span text:style-name="T1">.</text:span></text:p>
      <text:p text:style-name="P5"/>
      <text:h text:style-name="Heading_20_2" text:outline-level="2"><text:span text:style-name="T1">Зачем нужен </text:span><text:span text:style-name="Source_20_Text"><text:span text:style-name="T1">instanceof</text:span></text:span></text:h>
      <text:p text:style-name="P3">Частые случаи использования:</text:p>
      <text:list text:style-name="L6">
        <text:list-item>
          <text:p text:style-name="P15"><text:span text:style-name="Strong_20_Emphasis"><text:span text:style-name="T1">полиморфизм</text:span></text:span><text:span text:style-name="T1"> (разное поведение в зависимости от типа объекта)</text:span></text:p>
        </text:list-item>
        <text:list-item>
          <text:p text:style-name="P16">проверка входных данных</text:p>
        </text:list-item>
        <text:list-item>
          <text:p text:style-name="P16">работа с разными классами в одной функции</text:p>
        </text:list-item>
      </text:list>
      <text:h text:style-name="P1" text:outline-level="3">Пример полиморфной функции</text:h>
      <text:p text:style-name="P7"><text:span text:style-name="Source_20_Text"><text:span text:style-name="T1">function process(obj) {</text:span></text:span></text:p>
      <text:p text:style-name="P8"><text:span text:style-name="Source_20_Text"><text:span text:style-name="T1"><text:s text:c="2"/>if (obj instanceof Array) {</text:span></text:span></text:p>
      <text:p text:style-name="P8"><text:span text:style-name="Source_20_Text"><text:span text:style-name="T1"><text:s text:c="4"/>console.log("Это массив");</text:span></text:span></text:p>
      <text:p text:style-name="P8"><text:span text:style-name="Source_20_Text"><text:span text:style-name="T1"><text:s text:c="2"/>} else if (obj instanceof Date) {</text:span></text:span></text:p>
      <text:p text:style-name="P8"><text:span text:style-name="Source_20_Text"><text:span text:style-name="T1"><text:s text:c="4"/>console.log("Это дата");</text:span></text:span></text:p>
      <text:p text:style-name="P8"><text:span text:style-name="Source_20_Text"><text:span text:style-name="T1"><text:s text:c="2"/>} else {</text:span></text:span></text:p>
      <text:p text:style-name="P8"><text:span text:style-name="Source_20_Text"><text:span text:style-name="T1"><text:s text:c="4"/>console.log("Неизвестный тип");</text:span></text:span></text:p>
      <text:p text:style-name="P8"><text:span text:style-name="Source_20_Text"><text:span text:style-name="T1"><text:s text:c="2"/>}</text:span></text:span></text:p>
      <text:p text:style-name="P10"><text:span text:style-name="Source_20_Text"><text:span text:style-name="T1">}</text:span></text:span></text:p>
      <text:p text:style-name="P5"/>
      <text:h text:style-name="P6" text:outline-level="2">Важно помнить ⚠️</text:h>
      <text:list text:style-name="L7">
        <text:list-item>
          <text:p text:style-name="P17"><text:span text:style-name="Source_20_Text"><text:span text:style-name="T1">instanceof</text:span></text:span><text:span text:style-name="T1"> </text:span><text:span text:style-name="Strong_20_Emphasis"><text:span text:style-name="T1">не работает с примитивами</text:span></text:span><text:span text:style-name="T1">:</text:span></text:p>
        </text:list-item>
      </text:list>
      <text:p text:style-name="P2"><text:soft-page-break/><text:span text:style-name="Source_20_Text"><text:span text:style-name="T1">5 instanceof Number; // false</text:span></text:span></text:p>
      <text:list text:style-name="L8">
        <text:list-item>
          <text:p text:style-name="P18">Может давать неожиданные результаты при работе с объектами из разных iframe / window</text:p>
        </text:list-item>
      </text:list>
      <text:p text:style-name="P5"/>
      <text:h text:style-name="P1" text:outline-level="3">Кратко</text:h>
      <text:list text:style-name="L9">
        <text:list-item>
          <text:p text:style-name="P19"><text:span text:style-name="Source_20_Text"><text:span text:style-name="T1">instanceof</text:span></text:span><text:span text:style-name="T1"> проверяет принадлежность объекта классу</text:span></text:p>
        </text:list-item>
        <text:list-item>
          <text:p text:style-name="P20">учитывает наследование</text:p>
        </text:list-item>
        <text:list-item>
          <text:p text:style-name="P19"><text:span text:style-name="T1">массивы — это и </text:span><text:span text:style-name="Source_20_Text"><text:span text:style-name="T1">Array</text:span></text:span><text:span text:style-name="T1">, и </text:span><text:span text:style-name="Source_20_Text"><text:span text:style-name="T1">Object</text:span></text:span></text:p>
        </text:list-item>
        <text:list-item>
          <text:p text:style-name="P20">часто используется для полиморфизма</text:p>
        </text:list-item>
      </text:list>
      <text:h text:style-name="P6" text:outline-level="2">Как обычно работает <text:span text:style-name="Source_20_Text">instanceof</text:span></text:h>
      <text:p text:style-name="P3">По умолчанию <text:span text:style-name="Source_20_Text">instanceof</text:span> <text:span text:style-name="Strong_20_Emphasis">не проверяет тип напрямую</text:span>, а <text:span text:style-name="Strong_20_Emphasis">идёт по цепочке прототипов объекта</text:span>.</text:p>
      <text:p text:style-name="P3">Упрощённо:</text:p>
      <text:p text:style-name="P21"><text:span text:style-name="Source_20_Text">obj instanceof Class</text:span></text:p>
      <text:p text:style-name="P3">означает:</text:p>
      <text:p text:style-name="P22">Есть ли <text:span text:style-name="Source_20_Text">Class.prototype</text:span> в прототипной цепочке объекта <text:span text:style-name="Source_20_Text">obj</text:span>?</text:p>
      <text:p text:style-name="P3">То есть проверяется примерно так:</text:p>
      <text:p text:style-name="P23"><text:span text:style-name="Source_20_Text">obj.__proto__ === Class.prototype</text:span></text:p>
      <text:p text:style-name="P9"><text:span text:style-name="Source_20_Text">obj.__proto__.__proto__ === Class.prototype</text:span></text:p>
      <text:p text:style-name="P9"><text:span text:style-name="Source_20_Text">obj.__proto__.__proto__.__proto__ === Class.prototype</text:span></text:p>
      <text:p text:style-name="P24"><text:span text:style-name="Source_20_Text">...</text:span></text:p>
      <text:p text:style-name="P3">Если нашли совпадение → <text:span text:style-name="Source_20_Text">true</text:span><text:line-break/>Если дошли до <text:span text:style-name="Source_20_Text">null</text:span> → <text:span text:style-name="Source_20_Text">false</text:span></text:p>
      <text:p text:style-name="P5"/>
      <text:h text:style-name="P6" text:outline-level="2">2️⃣ Пример без наследования</text:h>
      <text:p text:style-name="P23"><text:span text:style-name="Source_20_Text">class Rabbit {}</text:span></text:p>
      <text:p text:style-name="P24"><text:span text:style-name="Source_20_Text">let rabbit = new Rabbit();</text:span></text:p>
      <text:p text:style-name="P3">Прототипная цепочка:</text:p>
      <text:p text:style-name="P23"><text:span text:style-name="Source_20_Text">rabbit</text:span></text:p>
      <text:p text:style-name="P9"><text:span text:style-name="Source_20_Text"><text:s text:c="2"/>↓ [[Prototype]]</text:span></text:p>
      <text:p text:style-name="P9"><text:span text:style-name="Source_20_Text">Rabbit.prototype</text:span></text:p>
      <text:p text:style-name="P9"><text:span text:style-name="Source_20_Text"><text:s text:c="2"/>↓</text:span></text:p>
      <text:p text:style-name="P9"><text:span text:style-name="Source_20_Text">Object.prototype</text:span></text:p>
      <text:p text:style-name="P9"><text:span text:style-name="Source_20_Text"><text:s text:c="2"/>↓</text:span></text:p>
      <text:p text:style-name="P24"><text:span text:style-name="Source_20_Text">null</text:span></text:p>
      <text:p text:style-name="P3"><text:soft-page-break/>Проверка:</text:p>
      <text:p text:style-name="P21"><text:span text:style-name="Source_20_Text">rabbit instanceof Rabbit</text:span></text:p>
      <text:p text:style-name="P3">Сразу:</text:p>
      <text:p text:style-name="P21"><text:span text:style-name="Source_20_Text">rabbit.__proto__ === Rabbit.prototype // true</text:span></text:p>
      <text:p text:style-name="P3">➡️ результат <text:span text:style-name="Source_20_Text">true</text:span></text:p>
      <text:p text:style-name="P5"/>
      <text:h text:style-name="P6" text:outline-level="2">3️⃣ Пример с наследованием</text:h>
      <text:p text:style-name="P23"><text:span text:style-name="Source_20_Text">class Animal {}</text:span></text:p>
      <text:p text:style-name="P9"><text:span text:style-name="Source_20_Text">class Rabbit extends Animal {}</text:span></text:p>
      <text:p text:style-name="P9"/>
      <text:p text:style-name="P24"><text:span text:style-name="Source_20_Text">let rabbit = new Rabbit();</text:span></text:p>
      <text:p text:style-name="P3">Цепочка прототипов теперь длиннее:</text:p>
      <text:p text:style-name="P23"><text:span text:style-name="Source_20_Text">rabbit</text:span></text:p>
      <text:p text:style-name="P9"><text:span text:style-name="Source_20_Text"><text:s text:c="2"/>↓</text:span></text:p>
      <text:p text:style-name="P9"><text:span text:style-name="Source_20_Text">Rabbit.prototype</text:span></text:p>
      <text:p text:style-name="P9"><text:span text:style-name="Source_20_Text"><text:s text:c="2"/>↓</text:span></text:p>
      <text:p text:style-name="P9"><text:span text:style-name="Source_20_Text">Animal.prototype</text:span></text:p>
      <text:p text:style-name="P9"><text:span text:style-name="Source_20_Text"><text:s text:c="2"/>↓</text:span></text:p>
      <text:p text:style-name="P9"><text:span text:style-name="Source_20_Text">Object.prototype</text:span></text:p>
      <text:p text:style-name="P9"><text:span text:style-name="Source_20_Text"><text:s text:c="2"/>↓</text:span></text:p>
      <text:p text:style-name="P24"><text:span text:style-name="Source_20_Text">null</text:span></text:p>
      <text:p text:style-name="P3">Проверка:</text:p>
      <text:p text:style-name="P21"><text:span text:style-name="Source_20_Text">rabbit instanceof Animal</text:span></text:p>
      <text:p text:style-name="P3">Шаги:</text:p>
      <text:p text:style-name="P23"><text:span text:style-name="Source_20_Text">rabbit.__proto__ === Animal.prototype <text:s text:c="13"/>// false</text:span></text:p>
      <text:p text:style-name="P24"><text:span text:style-name="Source_20_Text">rabbit.__proto__.__proto__ === Animal.prototype <text:s text:c="3"/>// true ✅</text:span></text:p>
      <text:p text:style-name="P3">➡️ <text:span text:style-name="Source_20_Text">true</text:span>, потому что <text:span text:style-name="Source_20_Text">Rabbit</text:span> <text:span text:style-name="Strong_20_Emphasis">наследуется от</text:span> <text:span text:style-name="Source_20_Text">Animal</text:span></text:p>
      <text:p text:style-name="P5"/>
      <text:h text:style-name="P6" text:outline-level="2">4️⃣ Где здесь <text:span text:style-name="Source_20_Text">Symbol.hasInstance</text:span></text:h>
      <text:p text:style-name="P3"><text:span text:style-name="Source_20_Text">Symbol.hasInstance</text:span> — это <text:span text:style-name="Strong_20_Emphasis">специальный статический метод</text:span>, который позволяет <text:span text:style-name="Strong_20_Emphasis">переопределить поведение </text:span><text:span text:style-name="Strong_20_Emphasis"><text:span text:style-name="Source_20_Text">instanceof</text:span></text:span>.</text:p>
      <text:h text:style-name="P1" text:outline-level="3">Если он есть — стандартная проверка НЕ выполняется</text:h>
      <text:p text:style-name="P3">Алгоритм становится таким:</text:p>
      <text:list text:style-name="L10">
        <text:list-item>
          <text:p text:style-name="P25">Проверить, есть ли <text:span text:style-name="Source_20_Text">Class[Symbol.hasInstance]</text:span></text:p>
        </text:list-item>
        <text:list-item>
          <text:p text:style-name="P25">Если есть — вызвать его</text:p>
        </text:list-item>
        <text:list-item>
          <text:p text:style-name="P25">Вернуть то, что он вернёт (<text:span text:style-name="Source_20_Text">true</text:span> или <text:span text:style-name="Source_20_Text">false</text:span>)</text:p>
        </text:list-item>
        <text:list-item>
          <text:p text:style-name="P25"><text:soft-page-break/><text:span text:style-name="Strong_20_Emphasis">Цепочка прототипов даже не проверяется</text:span></text:p>
        </text:list-item>
      </text:list>
      <text:p text:style-name="P5"/>
      <text:h text:style-name="P6" text:outline-level="2">5️⃣ Пример с кастомной логикой</text:h>
      <text:p text:style-name="P23"><text:span text:style-name="Source_20_Text">class Animal {</text:span></text:p>
      <text:p text:style-name="P9"><text:span text:style-name="Source_20_Text"><text:s text:c="2"/>static [Symbol.hasInstance](obj) {</text:span></text:p>
      <text:p text:style-name="P9"><text:span text:style-name="Source_20_Text"><text:s text:c="4"/>if (obj.canEat) return true;</text:span></text:p>
      <text:p text:style-name="P9"><text:span text:style-name="Source_20_Text"><text:s text:c="2"/>}</text:span></text:p>
      <text:p text:style-name="P9"><text:span text:style-name="Source_20_Text">}</text:span></text:p>
      <text:p text:style-name="P9"/>
      <text:p text:style-name="P9"><text:span text:style-name="Source_20_Text">let obj = { canEat: true };</text:span></text:p>
      <text:p text:style-name="P9"/>
      <text:p text:style-name="P24"><text:span text:style-name="Source_20_Text">alert(obj instanceof Animal); // true</text:span></text:p>
      <text:h text:style-name="P1" text:outline-level="3">Что здесь происходит?</text:h>
      <text:list text:style-name="L11">
        <text:list-item>
          <text:p text:style-name="P26"><text:span text:style-name="Source_20_Text">obj</text:span> — <text:span text:style-name="Strong_20_Emphasis">не</text:span> экземпляр <text:span text:style-name="Source_20_Text">Animal</text:span></text:p>
        </text:list-item>
        <text:list-item>
          <text:p text:style-name="P26">у него <text:span text:style-name="Strong_20_Emphasis">нет</text:span> связи через <text:span text:style-name="Source_20_Text">prototype</text:span></text:p>
        </text:list-item>
        <text:list-item>
          <text:p text:style-name="P26">но <text:span text:style-name="Source_20_Text">instanceof</text:span> видит:</text:p>
          <text:p text:style-name="P27"><text:span text:style-name="Source_20_Text">Animal[Symbol.hasInstance](obj)</text:span></text:p>
        </text:list-item>
        <text:list-item>
          <text:p text:style-name="P26">метод возвращает <text:span text:style-name="Source_20_Text">true</text:span></text:p>
        </text:list-item>
        <text:list-item>
          <text:p text:style-name="P26">значит, <text:span text:style-name="Source_20_Text">instanceof</text:span> тоже возвращает <text:span text:style-name="Source_20_Text">true</text:span></text:p>
        </text:list-item>
      </text:list>
      <text:p text:style-name="P3">📌 По сути:</text:p>
      <text:p text:style-name="P22">«Если у объекта есть <text:span text:style-name="Source_20_Text">canEat</text:span>, считаем его животным»</text:p>
      <text:p text:style-name="P3">Это <text:span text:style-name="Strong_20_Emphasis">логическая (семантическая)</text:span> проверка, а не проверка по наследованию.</text:p>
      <text:p text:style-name="P5"/>
      <text:h text:style-name="P6" text:outline-level="2">6️⃣ Важный вывод</text:h>
      <text:h text:style-name="P1" text:outline-level="3">Есть два режима работы <text:span text:style-name="Source_20_Text">instanceof</text:span></text:h>
      <text:h text:style-name="P1" text:outline-level="3">🔹 1. Кастомный (<text:span text:style-name="Source_20_Text">Symbol.hasInstance</text:span>)</text:h>
      <text:p text:style-name="P21"><text:span text:style-name="Source_20_Text">Class[Symbol.hasInstance](obj)</text:span></text:p>
      <text:list text:style-name="L12">
        <text:list-item>
          <text:p text:style-name="P28">используется, если метод определён</text:p>
        </text:list-item>
        <text:list-item>
          <text:p text:style-name="P28">позволяет реализовать <text:span text:style-name="Strong_20_Emphasis">duck typing</text:span></text:p>
        </text:list-item>
        <text:list-item>
          <text:p text:style-name="P28">полностью заменяет стандартную логику</text:p>
        </text:list-item>
      </text:list>
      <text:h text:style-name="P1" text:outline-level="3">🔹 2. Стандартный (через прототипы)</text:h>
      <text:list text:style-name="L13">
        <text:list-item>
          <text:p text:style-name="P29">проверка цепочки <text:span text:style-name="Source_20_Text">__proto__</text:span></text:p>
        </text:list-item>
        <text:list-item>
          <text:p text:style-name="P29">работает с наследованием</text:p>
        </text:list-item>
        <text:list-item>
          <text:p text:style-name="P29"><text:soft-page-break/>используется в большинстве случаев</text:p>
        </text:list-item>
      </text:list>
      <text:p text:style-name="P5"/>
      <text:h text:style-name="P6" text:outline-level="2">7️⃣ Когда это реально полезно</text:h>
      <text:p text:style-name="P3"><text:span text:style-name="Source_20_Text">Symbol.hasInstance</text:span> применяют редко, но он полезен, когда:</text:p>
      <text:list text:style-name="L14">
        <text:list-item>
          <text:p text:style-name="P30">нельзя контролировать создание объектов</text:p>
        </text:list-item>
        <text:list-item>
          <text:p text:style-name="P30">важны <text:span text:style-name="Strong_20_Emphasis">свойства/поведение</text:span>, а не класс</text:p>
        </text:list-item>
        <text:list-item>
          <text:p text:style-name="P30">нужно переопределить логику <text:span text:style-name="Source_20_Text">instanceof</text:span> для фреймворков или API</text:p>
        </text:list-item>
      </text:list>
      <text:h text:style-name="P6" text:outline-level="2">Разберём буквально по шагам</text:h>
      <text:h text:style-name="P1" text:outline-level="3">Твой код</text:h>
      <text:p text:style-name="P23"><text:span text:style-name="Source_20_Text">class Animal {</text:span></text:p>
      <text:p text:style-name="P9"><text:span text:style-name="Source_20_Text"><text:s text:c="2"/>static [Symbol.hasInstance](obj) {</text:span></text:p>
      <text:p text:style-name="P9"><text:span text:style-name="Source_20_Text"><text:s text:c="4"/>return obj.canEat === true;</text:span></text:p>
      <text:p text:style-name="P9"><text:span text:style-name="Source_20_Text"><text:s text:c="2"/>}</text:span></text:p>
      <text:p text:style-name="P9"><text:span text:style-name="Source_20_Text">}</text:span></text:p>
      <text:p text:style-name="P9"/>
      <text:p text:style-name="P9"><text:span text:style-name="Source_20_Text">let obj = { canEat: true };</text:span></text:p>
      <text:p text:style-name="P9"/>
      <text:p text:style-name="P24"><text:span text:style-name="Source_20_Text">obj instanceof Animal;</text:span></text:p>
      <text:p text:style-name="P5"/>
      <text:h text:style-name="P6" text:outline-level="2">Шаг 1. Что делает <text:span text:style-name="Source_20_Text">instanceof</text:span></text:h>
      <text:p text:style-name="P3">Когда движок видит:</text:p>
      <text:p text:style-name="P21"><text:span text:style-name="Source_20_Text">obj instanceof Animal</text:span></text:p>
      <text:p text:style-name="P3">Он делает <text:span text:style-name="Strong_20_Emphasis">ровно это</text:span>:</text:p>
      <text:p text:style-name="P21"><text:span text:style-name="Source_20_Text">Animal[Symbol.hasInstance](obj)</text:span></text:p>
      <text:p text:style-name="P3">📌 <text:span text:style-name="Strong_20_Emphasis">ВЕСЬ объект целиком передаётся</text:span><text:line-break/>Не <text:span text:style-name="Source_20_Text">canEat</text:span>, не <text:span text:style-name="Source_20_Text">true</text:span>, а <text:span text:style-name="Strong_20_Emphasis">весь объект </text:span><text:span text:style-name="Strong_20_Emphasis"><text:span text:style-name="Source_20_Text">{ canEat: true }</text:span></text:span></text:p>
      <text:p text:style-name="P5"/>
      <text:h text:style-name="P6" text:outline-level="2">Шаг 2. Что такое <text:span text:style-name="Source_20_Text">obj</text:span> внутри метода</text:h>
      <text:p text:style-name="P3">Внутри метода:</text:p>
      <text:p text:style-name="P23"><text:span text:style-name="Source_20_Text">static [Symbol.hasInstance](obj) {</text:span></text:p>
      <text:p text:style-name="P9"><text:span text:style-name="Source_20_Text"><text:s text:c="2"/>return obj.canEat === true;</text:span></text:p>
      <text:p text:style-name="P24"><text:span text:style-name="Source_20_Text">}</text:span></text:p>
      <text:p text:style-name="P3"><text:span text:style-name="Source_20_Text">obj</text:span> — это <text:span text:style-name="Strong_20_Emphasis">ссылка на тот же самый объект</text:span>:</text:p>
      <text:p text:style-name="P21"><text:span text:style-name="Source_20_Text">obj === { canEat: true } // да</text:span></text:p>
      <text:p text:style-name="P5"><text:soft-page-break/></text:p>
      <text:h text:style-name="P6" text:outline-level="2">Шаг 3. Кто проверяет <text:span text:style-name="Source_20_Text">canEat</text:span></text:h>
      <text:p text:style-name="P3">❗ <text:span text:style-name="Strong_20_Emphasis">НЕ JavaScript</text:span><text:line-break/>❗ <text:span text:style-name="Strong_20_Emphasis">НЕ instanceof</text:span></text:p>
      <text:p text:style-name="P3">А <text:span text:style-name="Strong_20_Emphasis">ТВОЙ код</text:span>:</text:p>
      <text:p text:style-name="P21"><text:span text:style-name="Source_20_Text">obj.canEat === true</text:span></text:p>
      <text:p text:style-name="P3">Ты сам сказал:</text:p>
      <text:p text:style-name="P22">«Если у объекта есть свойство <text:span text:style-name="Source_20_Text">canEat</text:span> и оно равно <text:span text:style-name="Source_20_Text">true</text:span> — считать его Animal»</text:p>
      <text:p text:style-name="P5"/>
      <text:h text:style-name="P6" text:outline-level="2">Почему это вообще работает</text:h>
      <text:p text:style-name="P3">Потому что в JavaScript:</text:p>
      <text:p text:style-name="P21"><text:span text:style-name="Source_20_Text">let obj = { canEat: true };</text:span></text:p>
      <text:p text:style-name="P3">➡️ это <text:span text:style-name="Strong_20_Emphasis">объект</text:span><text:line-break/>➡️ у него есть свойство <text:span text:style-name="Source_20_Text">canEat</text:span><text:line-break/>➡️ ты можешь обратиться:</text:p>
      <text:p text:style-name="P21"><text:span text:style-name="Source_20_Text">obj.canEat</text:span></text:p>
      <text:p text:style-name="P5"/>
      <text:h text:style-name="P6" text:outline-level="2">Если свойства нет</text:h>
      <text:p text:style-name="P23"><text:span text:style-name="Source_20_Text">let obj = {};</text:span></text:p>
      <text:p text:style-name="P24"><text:span text:style-name="Source_20_Text">obj instanceof Animal; // false</text:span></text:p>
      <text:p text:style-name="P3">Почему?</text:p>
      <text:p text:style-name="P23"><text:span text:style-name="Source_20_Text">obj.canEat === true</text:span></text:p>
      <text:p text:style-name="P24"><text:span text:style-name="Source_20_Text">// undefined === true → false</text:span></text:p>
      <text:p text:style-name="P5"/>
      <text:h text:style-name="P6" text:outline-level="2">Если значение другое</text:h>
      <text:p text:style-name="P23"><text:span text:style-name="Source_20_Text">let obj = { canEat: false };</text:span></text:p>
      <text:p text:style-name="P24"><text:span text:style-name="Source_20_Text">obj instanceof Animal; // false</text:span></text:p>
      <text:p text:style-name="P5"/>
      <text:h text:style-name="P6" text:outline-level="2">Аналогия из жизни 🧠</text:h>
      <text:p text:style-name="P3">Представь:</text:p>
      <text:p text:style-name="P23"><text:span text:style-name="Source_20_Text">instanceof → "Проверь этого кандидата"</text:span></text:p>
      <text:p text:style-name="P24"><text:soft-page-break/><text:span text:style-name="Source_20_Text">Symbol.hasInstance → "Как именно проверять"</text:span></text:p>
      <text:p text:style-name="P3">Ты говоришь:</text:p>
      <text:p text:style-name="P22">«Если у кандидата есть пропуск canEat=true — он Animal»</text:p>
      <text:p text:style-name="P3">JavaScript просто <text:span text:style-name="Strong_20_Emphasis">привёл кандидата</text:span>, а решение принял <text:span text:style-name="Strong_20_Emphasis">ты</text:span>.</text:p>
      <text:p text:style-name="P5"/>
      <text:h text:style-name="P6" text:outline-level="2">Главное, что нужно запомнить</text:h>
      <text:list text:style-name="L15">
        <text:list-item>
          <text:p text:style-name="P31"><text:span text:style-name="Source_20_Text">instanceof</text:span> <text:span text:style-name="Strong_20_Emphasis">передаёт объект целиком</text:span></text:p>
        </text:list-item>
        <text:list-item>
          <text:p text:style-name="P31"><text:span text:style-name="Source_20_Text">Symbol.hasInstance</text:span> — это <text:span text:style-name="Strong_20_Emphasis">твоя логика проверки</text:span></text:p>
        </text:list-item>
        <text:list-item>
          <text:p text:style-name="P31"><text:span text:style-name="Source_20_Text">canEat</text:span> проверяется <text:span text:style-name="Strong_20_Emphasis">потому что ТЫ написал эту проверку</text:span></text:p>
        </text:list-item>
        <text:list-item>
          <text:p text:style-name="P31">JavaScript ничего не угадывает и не анализирует сам</text:p>
        </text:list-item>
      </text:list>
      <text:p text:style-name="P3">Давай разберём это <text:span text:style-name="Strong_20_Emphasis">очень внимательно</text:span>, потому что тут скрыт один из самых важных моментов про <text:span text:style-name="Source_20_Text">prototype</text:span>, <text:span text:style-name="Source_20_Text">instanceof</text:span> и «странности» JS.</text:p>
      <text:p text:style-name="P5"/>
      <text:h text:style-name="P6" text:outline-level="2">1️⃣ <text:span text:style-name="Source_20_Text">isPrototypeOf</text:span> — что это вообще</text:h>
      <text:p text:style-name="P3">Метод:</text:p>
      <text:p text:style-name="P21"><text:span text:style-name="Source_20_Text">objA.isPrototypeOf(objB)</text:span></text:p>
      <text:p text:style-name="P3">возвращает <text:span text:style-name="Source_20_Text">true</text:span>, если:</text:p>
      <text:p text:style-name="P22">объект <text:span text:style-name="Source_20_Text">objA</text:span> находится <text:span text:style-name="Strong_20_Emphasis">где-то в прототипной цепочке</text:span> объекта <text:span text:style-name="Source_20_Text">objB</text:span></text:p>
      <text:p text:style-name="P3">То есть:</text:p>
      <text:p text:style-name="P21"><text:span text:style-name="Source_20_Text">objB → ... → objA → ...</text:span></text:p>
      <text:p text:style-name="P5"/>
      <text:h text:style-name="P6" text:outline-level="2">2️⃣ Почему <text:span text:style-name="Source_20_Text">instanceof</text:span> ≈ <text:span text:style-name="Source_20_Text">isPrototypeOf</text:span></text:h>
      <text:p text:style-name="P3">Выражение:</text:p>
      <text:p text:style-name="P21"><text:span text:style-name="Source_20_Text">obj instanceof Class</text:span></text:p>
      <text:p text:style-name="P3">по стандартной логике эквивалентно:</text:p>
      <text:p text:style-name="P21"><text:span text:style-name="Source_20_Text">Class.prototype.isPrototypeOf(obj)</text:span></text:p>
      <text:p text:style-name="P3">📌 ВАЖНО:</text:p>
      <text:list text:style-name="L16">
        <text:list-item>
          <text:p text:style-name="P32"><text:span text:style-name="Strong_20_Emphasis">НЕ </text:span><text:span text:style-name="Strong_20_Emphasis"><text:span text:style-name="Source_20_Text">Class</text:span></text:span></text:p>
        </text:list-item>
        <text:list-item>
          <text:p text:style-name="P32">а именно <text:span text:style-name="Strong_20_Emphasis"><text:span text:style-name="Source_20_Text">Class.prototype</text:span></text:span></text:p>
        </text:list-item>
      </text:list>
      <text:p text:style-name="P5"><text:soft-page-break/></text:p>
      <text:h text:style-name="P6" text:outline-level="2">3️⃣ Почему сам <text:span text:style-name="Source_20_Text">Class</text:span> не участвует</text:h>
      <text:p text:style-name="P23"><text:span text:style-name="Source_20_Text">class Animal {}</text:span></text:p>
      <text:p text:style-name="P24"><text:span text:style-name="Source_20_Text">let a = new Animal();</text:span></text:p>
      <text:p text:style-name="P3">Связи такие:</text:p>
      <text:p text:style-name="P21"><text:span text:style-name="Source_20_Text">a → Animal.prototype → Object.prototype → null</text:span></text:p>
      <text:p text:style-name="P3">Но <text:span text:style-name="Strong_20_Emphasis">НЕ</text:span>:</text:p>
      <text:p text:style-name="P21"><text:span text:style-name="Source_20_Text">a → Animal</text:span></text:p>
      <text:p text:style-name="P3">👉 Конструктор <text:span text:style-name="Source_20_Text">Animal</text:span> — это <text:span text:style-name="Strong_20_Emphasis">функция</text:span>,<text:line-break/>👉 а экземпляры ссылаются <text:span text:style-name="Strong_20_Emphasis">только на </text:span><text:span text:style-name="Strong_20_Emphasis"><text:span text:style-name="Source_20_Text">Animal.prototype</text:span></text:span></text:p>
      <text:p text:style-name="P5"/>
      <text:h text:style-name="P6" text:outline-level="2">4️⃣ Проверка на практике</text:h>
      <text:p text:style-name="P23"><text:span text:style-name="Source_20_Text">class Animal {}</text:span></text:p>
      <text:p text:style-name="P9"><text:span text:style-name="Source_20_Text">let a = new Animal();</text:span></text:p>
      <text:p text:style-name="P9"/>
      <text:p text:style-name="P9"><text:span text:style-name="Source_20_Text">Animal.isPrototypeOf(a); <text:s text:c="10"/>// false ❌</text:span></text:p>
      <text:p text:style-name="P24"><text:span text:style-name="Source_20_Text">Animal.prototype.isPrototypeOf(a); // true ✅</text:span></text:p>
      <text:p text:style-name="P3">Почему?</text:p>
      <text:list text:style-name="L17">
        <text:list-item>
          <text:p text:style-name="P33"><text:span text:style-name="Source_20_Text">Animal</text:span> — функция</text:p>
        </text:list-item>
        <text:list-item>
          <text:p text:style-name="P33"><text:span text:style-name="Source_20_Text">Animal.prototype</text:span> — объект, включённый в цепочку</text:p>
        </text:list-item>
      </text:list>
      <text:p text:style-name="P5"/>
      <text:h text:style-name="P6" text:outline-level="2">5️⃣ Откуда берутся «интересные последствия»</text:h>
      <text:p text:style-name="P3">Теперь самое важное 👇</text:p>
      <text:h text:style-name="P1" text:outline-level="3"><text:span text:style-name="Source_20_Text">instanceof</text:span> смотрит НЕ на момент создания,</text:h>
      <text:h text:style-name="P1" text:outline-level="3">а на <text:span text:style-name="Strong_20_Emphasis">текущую</text:span> цепочку прототипов</text:h>
      <text:p text:style-name="P5"/>
      <text:h text:style-name="P6" text:outline-level="2">6️⃣ Пример с изменением <text:span text:style-name="Source_20_Text">prototype</text:span></text:h>
      <text:p text:style-name="P23"><text:span text:style-name="Source_20_Text">function Animal() {}</text:span></text:p>
      <text:p text:style-name="P9"/>
      <text:p text:style-name="P9"><text:span text:style-name="Source_20_Text">let a = new Animal();</text:span></text:p>
      <text:p text:style-name="P9"/>
      <text:p text:style-name="P9"><text:span text:style-name="Source_20_Text">Animal.prototype = {}; // ⚠️ меняем prototype</text:span></text:p>
      <text:p text:style-name="P9"/>
      <text:p text:style-name="P24"><text:span text:style-name="Source_20_Text">a instanceof Animal; // false 😮</text:span></text:p>
      <text:h text:style-name="P1" text:outline-level="3"><text:soft-page-break/>Почему так?</text:h>
      <text:p text:style-name="P3">При создании:</text:p>
      <text:p text:style-name="P21"><text:span text:style-name="Source_20_Text">a.__proto__ === старый Animal.prototype</text:span></text:p>
      <text:p text:style-name="P3">Но потом ты сделал:</text:p>
      <text:p text:style-name="P21"><text:span text:style-name="Source_20_Text">Animal.prototype = новый объект</text:span></text:p>
      <text:p text:style-name="P3">И теперь:</text:p>
      <text:p text:style-name="P21"><text:span text:style-name="Source_20_Text">a.__proto__ !== Animal.prototype</text:span></text:p>
      <text:p text:style-name="P3">➡️ совпадение не найдено<text:line-break/>➡️ <text:span text:style-name="Source_20_Text">instanceof</text:span> возвращает <text:span text:style-name="Source_20_Text">false</text:span></text:p>
      <text:p text:style-name="P5"/>
      <text:h text:style-name="P6" text:outline-level="2">7️⃣ Визуально</text:h>
      <text:h text:style-name="P1" text:outline-level="3">До изменения</text:h>
      <text:p text:style-name="P21"><text:span text:style-name="Source_20_Text">a → Animal.prototype (старый) → Object.prototype</text:span></text:p>
      <text:h text:style-name="P1" text:outline-level="3">После изменения</text:h>
      <text:p text:style-name="P23"><text:span text:style-name="Source_20_Text">a → Animal.prototype (старый)</text:span></text:p>
      <text:p text:style-name="P24"><text:span text:style-name="Source_20_Text">Animal.prototype → (новый объект)</text:span></text:p>
      <text:p text:style-name="P3">❌ Связь разорвана</text:p>
      <text:p text:style-name="P5"/>
      <text:h text:style-name="P6" text:outline-level="2">8️⃣ То же самое через <text:span text:style-name="Source_20_Text">isPrototypeOf</text:span></text:h>
      <text:p text:style-name="P21"><text:span text:style-name="Source_20_Text">Animal.prototype.isPrototypeOf(a); // false</text:span></text:p>
      <text:p text:style-name="P3">Потому что проверяется <text:span text:style-name="Strong_20_Emphasis">новый</text:span> <text:span text:style-name="Source_20_Text">Animal.prototype</text:span>,<text:line-break/>а <text:span text:style-name="Source_20_Text">a</text:span> ссылается на <text:span text:style-name="Strong_20_Emphasis">старый</text:span>.</text:p>
      <text:p text:style-name="P5"/>
      <text:h text:style-name="P6" text:outline-level="2">9️⃣ Правильный способ менять прототип</text:h>
      <text:p text:style-name="P3">❌ Плохо:</text:p>
      <text:p text:style-name="P23"><text:span text:style-name="Source_20_Text">Animal.prototype = {</text:span></text:p>
      <text:p text:style-name="P9"><text:span text:style-name="Source_20_Text"><text:s text:c="2"/>eat() {}</text:span></text:p>
      <text:p text:style-name="P24"><text:span text:style-name="Source_20_Text">};</text:span></text:p>
      <text:p text:style-name="P3">✅ Правильно:</text:p>
      <text:p text:style-name="P21"><text:span text:style-name="Source_20_Text">Animal.prototype.eat = function () {};</text:span></text:p>
      <text:p text:style-name="P3">Или:</text:p>
      <text:p text:style-name="P23"><text:soft-page-break/><text:span text:style-name="Source_20_Text">Object.assign(Animal.prototype, {</text:span></text:p>
      <text:p text:style-name="P9"><text:span text:style-name="Source_20_Text"><text:s text:c="2"/>eat() {}</text:span></text:p>
      <text:p text:style-name="P24"><text:span text:style-name="Source_20_Text">});</text:span></text:p>
      <text:p text:style-name="P5"/>
      <text:h text:style-name="P6" text:outline-level="2">🔑 Главная мысль</text:h>
      <text:list text:style-name="L18">
        <text:list-item>
          <text:p text:style-name="P34"><text:span text:style-name="Source_20_Text">instanceof</text:span> ≠ «кем объект был создан»</text:p>
        </text:list-item>
        <text:list-item>
          <text:p text:style-name="P34"><text:span text:style-name="Source_20_Text">instanceof</text:span> = «есть ли <text:span text:style-name="Source_20_Text">Class.prototype</text:span> в цепочке СЕЙЧАС»</text:p>
        </text:list-item>
        <text:list-item>
          <text:p text:style-name="P34"><text:span text:style-name="Source_20_Text">Class</text:span> как функция <text:span text:style-name="Strong_20_Emphasis">вообще не участвует</text:span></text:p>
        </text:list-item>
        <text:list-item>
          <text:p text:style-name="P34">изменение <text:span text:style-name="Source_20_Text">prototype</text:span> после создания объектов может «сломать» <text:span text:style-name="Source_20_Text">instanceof</text:span></text:p>
        </text:list-item>
      </text:list>
      <text:p text:style-name="P5"/>
      <text:h text:style-name="P6" text:outline-level="2">Короткое резюме</text:h>
      <text:list text:style-name="L19">
        <text:list-item>
          <text:p text:style-name="P35"><text:span text:style-name="Source_20_Text">obj instanceof Class</text:span> ⇔ <text:span text:style-name="Source_20_Text">Class.prototype.isPrototypeOf(obj)</text:span></text:p>
        </text:list-item>
        <text:list-item>
          <text:p text:style-name="P35">важен только <text:span text:style-name="Source_20_Text">Class.prototype</text:span></text:p>
        </text:list-item>
        <text:list-item>
          <text:p text:style-name="P35"><text:span text:style-name="Source_20_Text">prototype</text:span> можно случайно заменить и сломать проверки</text:p>
        </text:list-item>
        <text:list-item>
          <text:p text:style-name="P35">это одна из причин, почему JS считают «странным» 😄</text:p>
        </text:list-item>
      </text:list>
      <text:h text:style-name="P6" text:outline-level="2">1️⃣ Что такое <text:span text:style-name="Source_20_Text">isPrototypeOf</text:span></text:h>
      <text:p text:style-name="P3">👉 <text:span text:style-name="Strong_20_Emphasis"><text:span text:style-name="Source_20_Text">isPrototypeOf</text:span></text:span><text:span text:style-name="Strong_20_Emphasis"> — это способ спросить:<text:line-break/>«Я есть внутри тебя?»</text:span></text:p>
      <text:p text:style-name="P3">Синтаксис:</text:p>
      <text:p text:style-name="P21"><text:span text:style-name="Source_20_Text">objA.isPrototypeOf(objB)</text:span></text:p>
      <text:p text:style-name="P3">Читается так:</text:p>
      <text:p text:style-name="P22">«Объект <text:span text:style-name="Source_20_Text">objA</text:span> есть ли где-то внутри объекта <text:span text:style-name="Source_20_Text">objB</text:span> по цепочке?»</text:p>
      <text:p text:style-name="P5"/>
      <text:h text:style-name="P6" text:outline-level="2">2️⃣ Самый простой пример</text:h>
      <text:p text:style-name="P23"><text:span text:style-name="Source_20_Text">let animal = {};</text:span></text:p>
      <text:p text:style-name="P9"><text:span text:style-name="Source_20_Text">let rabbit = {};</text:span></text:p>
      <text:p text:style-name="P9"/>
      <text:p text:style-name="P9"><text:span text:style-name="Source_20_Text">Object.setPrototypeOf(rabbit, animal);</text:span></text:p>
      <text:p text:style-name="P9"/>
      <text:p text:style-name="P24"><text:span text:style-name="Source_20_Text">animal.isPrototypeOf(rabbit); // true</text:span></text:p>
      <text:p text:style-name="P3">Почему <text:span text:style-name="Source_20_Text">true</text:span>?</text:p>
      <text:p text:style-name="P3">Потому что:</text:p>
      <text:p text:style-name="P21"><text:soft-page-break/><text:span text:style-name="Source_20_Text">rabbit → animal</text:span></text:p>
      <text:p text:style-name="P5"/>
      <text:h text:style-name="P6" text:outline-level="2">3️⃣ Пример с классом (очень важно)</text:h>
      <text:p text:style-name="P23"><text:span text:style-name="Source_20_Text">function Animal() {}</text:span></text:p>
      <text:p text:style-name="P24"><text:span text:style-name="Source_20_Text">let a = new Animal();</text:span></text:p>
      <text:p text:style-name="P3">Что делает JS:</text:p>
      <text:p text:style-name="P21"><text:span text:style-name="Source_20_Text">a → Animal.prototype</text:span></text:p>
      <text:p text:style-name="P3">Теперь проверка:</text:p>
      <text:p text:style-name="P21"><text:span text:style-name="Source_20_Text">Animal.prototype.isPrototypeOf(a); // true ✅</text:span></text:p>
      <text:p text:style-name="P3">А вот так — ❌:</text:p>
      <text:p text:style-name="P21"><text:span text:style-name="Source_20_Text">Animal.isPrototypeOf(a); // false</text:span></text:p>
      <text:p text:style-name="P3">Почему?</text:p>
      <text:list text:style-name="L20">
        <text:list-item>
          <text:p text:style-name="P36"><text:span text:style-name="Source_20_Text">Animal</text:span> — это функция</text:p>
        </text:list-item>
        <text:list-item>
          <text:p text:style-name="P36">функция <text:span text:style-name="Strong_20_Emphasis">не находится</text:span> в цепочке объекта</text:p>
        </text:list-item>
      </text:list>
      <text:p text:style-name="P5"/>
      <text:h text:style-name="P6" text:outline-level="2">4️⃣ Связь с <text:span text:style-name="Source_20_Text">instanceof</text:span></text:h>
      <text:p text:style-name="P3">Вот ключевая формула:</text:p>
      <text:p text:style-name="P21"><text:span text:style-name="Source_20_Text">obj instanceof Class</text:span></text:p>
      <text:p text:style-name="P3">≈</text:p>
      <text:p text:style-name="P21"><text:span text:style-name="Source_20_Text">Class.prototype.isPrototypeOf(obj)</text:span></text:p>
      <text:p text:style-name="P3">То есть <text:span text:style-name="Source_20_Text">instanceof</text:span> — это просто удобная форма для <text:span text:style-name="Source_20_Text">isPrototypeOf</text:span>.</text:p>
      <text:p text:style-name="P5"/>
      <text:h text:style-name="P6" text:outline-level="2">5️⃣ Наглядно (стрелочками)</text:h>
      <text:p text:style-name="P23"><text:span text:style-name="Source_20_Text">a</text:span></text:p>
      <text:p text:style-name="P9"><text:span text:style-name="Source_20_Text">↓</text:span></text:p>
      <text:p text:style-name="P9"><text:span text:style-name="Source_20_Text">Animal.prototype</text:span></text:p>
      <text:p text:style-name="P9"><text:span text:style-name="Source_20_Text">↓</text:span></text:p>
      <text:p text:style-name="P9"><text:span text:style-name="Source_20_Text">Object.prototype</text:span></text:p>
      <text:p text:style-name="P9"><text:span text:style-name="Source_20_Text">↓</text:span></text:p>
      <text:p text:style-name="P24"><text:span text:style-name="Source_20_Text">null</text:span></text:p>
      <text:p text:style-name="P3">Если <text:span text:style-name="Source_20_Text">isPrototypeOf</text:span> встречает объект в цепочке — возвращает <text:span text:style-name="Source_20_Text">true</text:span>.</text:p>
      <text:p text:style-name="P5"/>
      <text:h text:style-name="P6" text:outline-level="2"><text:soft-page-break/>6️⃣ Когда вернётся <text:span text:style-name="Source_20_Text">false</text:span></text:h>
      <text:p text:style-name="P23"><text:span text:style-name="Source_20_Text">let x = {};</text:span></text:p>
      <text:p text:style-name="P24"><text:span text:style-name="Source_20_Text">Animal.prototype.isPrototypeOf(x); // false</text:span></text:p>
      <text:p text:style-name="P3">Потому что:</text:p>
      <text:p text:style-name="P21"><text:span text:style-name="Source_20_Text">x → Object.prototype → null</text:span></text:p>
      <text:p text:style-name="P3">Там нет <text:span text:style-name="Source_20_Text">Animal.prototype</text:span>.</text:p>
      <text:p text:style-name="P5"/>
      <text:h text:style-name="P6" text:outline-level="2">7️⃣ В одной фразе (самое важное)</text:h>
      <text:p text:style-name="P3">👉 <text:span text:style-name="Strong_20_Emphasis"><text:span text:style-name="Source_20_Text">isPrototypeOf</text:span></text:span><text:span text:style-name="Strong_20_Emphasis"> проверяет, находится ли один объект в цепочке другого</text:span></text:p>
      <text:p text:style-name="P5"/>
      <text:h text:style-name="P6" text:outline-level="2">8️⃣ Мини-шпаргалка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37">Вопрос</text:p>
            </table:table-cell>
            <table:table-cell table:style-name="Таблица1.A1" office:value-type="string">
              <text:p text:style-name="P37">Как проверить</text:p>
            </table:table-cell>
          </table:table-row>
        </table:table-header-rows>
        <table:table-row>
          <table:table-cell table:style-name="Таблица1.A1" office:value-type="string">
            <text:p text:style-name="P38">Это объект из класса?</text:p>
          </table:table-cell>
          <table:table-cell table:style-name="Таблица1.A1" office:value-type="string">
            <text:p text:style-name="Table_20_Contents"><text:span text:style-name="Source_20_Text"><text:span text:style-name="T1">obj instanceof Class</text:span></text:span></text:p>
          </table:table-cell>
        </table:table-row>
        <table:table-row>
          <table:table-cell table:style-name="Таблица1.A1" office:value-type="string">
            <text:p text:style-name="P38">Этот prototype внутри объекта?</text:p>
          </table:table-cell>
          <table:table-cell table:style-name="Таблица1.A1" office:value-type="string">
            <text:p text:style-name="Table_20_Contents"><text:span text:style-name="Source_20_Text"><text:span text:style-name="T1">proto.isPrototypeOf(obj)</text:span></text:span></text:p>
          </table:table-cell>
        </table:table-row>
      </table:table>
      <text:p text:style-name="P39"/>
      <text:p text:style-name="P39"/>
      <text:p text:style-name="P3">Коротко: <text:span text:style-name="Strong_20_Emphasis">зависит от того, </text:span><text:span text:style-name="Strong_20_Emphasis"><text:span text:style-name="Emphasis">КАК</text:span></text:span><text:span text:style-name="Strong_20_Emphasis"> ты изменил прототип</text:span>.<text:line-break/>Сейчас покажу <text:span text:style-name="Strong_20_Emphasis">оба случая</text:span>, очень наглядно.</text:p>
      <text:p text:style-name="P5"/>
      <text:h text:style-name="P6" text:outline-level="2">🚨 СЛУЧАЙ 1 — ЗАМЕНИЛИ <text:span text:style-name="Source_20_Text">prototype</text:span> (плохо)</text:h>
      <text:p text:style-name="P23"><text:span text:style-name="Source_20_Text">function Animal() {}</text:span></text:p>
      <text:p text:style-name="P9"/>
      <text:p text:style-name="P9"><text:span text:style-name="Source_20_Text">let a = new Animal();</text:span></text:p>
      <text:p text:style-name="P9"/>
      <text:p text:style-name="P9"><text:span text:style-name="Source_20_Text">// ЗАМЕНА prototype</text:span></text:p>
      <text:p text:style-name="P24"><text:span text:style-name="Source_20_Text">Animal.prototype = {};</text:span></text:p>
      <text:h text:style-name="P1" text:outline-level="3">Проверка:</text:h>
      <text:p text:style-name="P23"><text:span text:style-name="Source_20_Text">Animal.prototype.isPrototypeOf(a); // false ❌</text:span></text:p>
      <text:p text:style-name="P24"><text:span text:style-name="Source_20_Text">a instanceof Animal; <text:s text:c="13"/>// false ❌</text:span></text:p>
      <text:h text:style-name="P1" text:outline-level="3">Почему?</text:h>
      <text:list text:style-name="L21">
        <text:list-item>
          <text:p text:style-name="P40"><text:span text:style-name="Source_20_Text">a</text:span> был создан со <text:span text:style-name="Strong_20_Emphasis">СТАРЫМ</text:span> <text:span text:style-name="Source_20_Text">Animal.prototype</text:span></text:p>
        </text:list-item>
        <text:list-item>
          <text:p text:style-name="P40">ты подменил <text:span text:style-name="Source_20_Text">Animal.prototype</text:span> на <text:span text:style-name="Strong_20_Emphasis">НОВЫЙ объект</text:span></text:p>
        </text:list-item>
        <text:list-item>
          <text:p text:style-name="P40">связи больше нет</text:p>
        </text:list-item>
      </text:list>
      <text:h text:style-name="P1" text:outline-level="3"><text:soft-page-break/>Визуально:</text:h>
      <text:p text:style-name="P23"><text:span text:style-name="Source_20_Text">a → старый Animal.prototype</text:span></text:p>
      <text:p text:style-name="P9"/>
      <text:p text:style-name="P24"><text:span text:style-name="Source_20_Text">Animal.prototype → новый объект</text:span></text:p>
      <text:p text:style-name="P3">❌ не совпадают</text:p>
      <text:p text:style-name="P5"/>
      <text:h text:style-name="P6" text:outline-level="2">✅ СЛУЧАЙ 2 — МЕНЯЕМ СОДЕРЖИМОЕ prototype (хорошо)</text:h>
      <text:p text:style-name="P23"><text:span text:style-name="Source_20_Text">function Animal() {}</text:span></text:p>
      <text:p text:style-name="P9"/>
      <text:p text:style-name="P9"><text:span text:style-name="Source_20_Text">let a = new Animal();</text:span></text:p>
      <text:p text:style-name="P9"/>
      <text:p text:style-name="P9"><text:span text:style-name="Source_20_Text">// НЕ заменяем prototype, а дополняем</text:span></text:p>
      <text:p text:style-name="P24"><text:span text:style-name="Source_20_Text">Animal.prototype.eat = function () {};</text:span></text:p>
      <text:h text:style-name="P1" text:outline-level="3">Проверка:</text:h>
      <text:p text:style-name="P23"><text:span text:style-name="Source_20_Text">Animal.prototype.isPrototypeOf(a); // true ✅</text:span></text:p>
      <text:p text:style-name="P24"><text:span text:style-name="Source_20_Text">a instanceof Animal; <text:s text:c="13"/>// true ✅</text:span></text:p>
      <text:h text:style-name="P1" text:outline-level="3">Почему?</text:h>
      <text:list text:style-name="L22">
        <text:list-item>
          <text:p text:style-name="P41">объект <text:span text:style-name="Source_20_Text">Animal.prototype</text:span> <text:span text:style-name="Strong_20_Emphasis">тот же самый</text:span></text:p>
        </text:list-item>
        <text:list-item>
          <text:p text:style-name="P41">ссылка у <text:span text:style-name="Source_20_Text">a.__proto__</text:span> не сломалась</text:p>
        </text:list-item>
      </text:list>
      <text:p text:style-name="P5"/>
      <text:h text:style-name="P6" text:outline-level="2">🧠 Главное правило (ОЧЕНЬ важно)</text:h>
      <text:p text:style-name="P22">❌ <text:span text:style-name="Strong_20_Emphasis">НЕ заменяй </text:span><text:span text:style-name="Strong_20_Emphasis"><text:span text:style-name="Source_20_Text">prototype</text:span></text:span><text:span text:style-name="Strong_20_Emphasis"> после создания объектов</text:span><text:line-break/>✅ <text:span text:style-name="Strong_20_Emphasis">ИЗМЕНЯЙ его содержимое</text:span></text:p>
      <text:p text:style-name="P5"/>
      <text:h text:style-name="P6" text:outline-level="2">Таблица для запоминания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>
            <table:table-cell table:style-name="Таблица2.A1" office:value-type="string">
              <text:p text:style-name="P37">Что сделали</text:p>
            </table:table-cell>
            <table:table-cell table:style-name="Таблица2.A1" office:value-type="string">
              <text:p text:style-name="P37">isPrototypeOf</text:p>
            </table:table-cell>
            <table:table-cell table:style-name="Таблица2.A1" office:value-type="string">
              <text:p text:style-name="P37">instanceof</text:p>
            </table:table-cell>
          </table:table-row>
        </table:table-header-rows>
        <table:table-row>
          <table:table-cell table:style-name="Таблица2.A1" office:value-type="string">
            <text:p text:style-name="Table_20_Contents"><text:span text:style-name="Source_20_Text"><text:span text:style-name="T1">Animal.prototype = {}</text:span></text:span></text:p>
          </table:table-cell>
          <table:table-cell table:style-name="Таблица2.A1" office:value-type="string">
            <text:p text:style-name="P38">❌ false</text:p>
          </table:table-cell>
          <table:table-cell table:style-name="Таблица2.A1" office:value-type="string">
            <text:p text:style-name="P38">❌ false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<text:span text:style-name="T1">Animal.prototype.eat = ...</text:span></text:span></text:p>
          </table:table-cell>
          <table:table-cell table:style-name="Таблица2.A1" office:value-type="string">
            <text:p text:style-name="P38">✅ true</text:p>
          </table:table-cell>
          <table:table-cell table:style-name="Таблица2.A1" office:value-type="string">
            <text:p text:style-name="P38">✅ true</text:p>
          </table:table-cell>
        </table:table-row>
      </table:table>
      <text:p text:style-name="P5"/>
      <text:h text:style-name="P6" text:outline-level="2">Короткая аналогия</text:h>
      <text:list text:style-name="L23">
        <text:list-item>
          <text:p text:style-name="P42">❌ Заменить <text:span text:style-name="Source_20_Text">prototype</text:span> — это как <text:span text:style-name="Strong_20_Emphasis">поменять замок</text:span></text:p>
        </text:list-item>
        <text:list-item>
          <text:p text:style-name="P42">✅ Менять методы — это <text:span text:style-name="Strong_20_Emphasis">добавить мебель в дом</text:span></text:p>
        </text:list-item>
      </text:list>
      <text:p text:style-name="P5"/>
      <text:h text:style-name="P6" text:outline-level="2"><text:soft-page-break/>Итог (1 строка)</text:h>
      <text:p text:style-name="P3">👉 <text:span text:style-name="Strong_20_Emphasis"><text:span text:style-name="Source_20_Text">isPrototypeOf</text:span></text:span><text:span text:style-name="Strong_20_Emphasis"> и </text:span><text:span text:style-name="Strong_20_Emphasis"><text:span text:style-name="Source_20_Text">instanceof</text:span></text:span><text:span text:style-name="Strong_20_Emphasis"> всегда смотрят на ТЕКУЩУЮ цепочку прототипов</text:span></text:p>
      <text:h text:style-name="P6" text:outline-level="2">1️⃣ Почему <text:span text:style-name="Source_20_Text">{}</text:span> превращается в <text:span text:style-name="Source_20_Text">[object Object]</text:span></text:h>
      <text:p text:style-name="P23"><text:span text:style-name="Source_20_Text">let obj = {};</text:span></text:p>
      <text:p text:style-name="P9"/>
      <text:p text:style-name="P24"><text:span text:style-name="Source_20_Text">alert(obj.toString()); // [object Object]</text:span></text:p>
      <text:p text:style-name="P3">Потому что у всех объектов <text:span text:style-name="Strong_20_Emphasis">по умолчанию</text:span> есть метод:</text:p>
      <text:p text:style-name="P21"><text:span text:style-name="Source_20_Text">Object.prototype.toString</text:span></text:p>
      <text:p text:style-name="P3">И он возвращает строку формата:</text:p>
      <text:p text:style-name="P21"><text:span text:style-name="Source_20_Text">[object ТИП]</text:span></text:p>
      <text:p text:style-name="P5"/>
      <text:h text:style-name="P6" text:outline-level="2">2️⃣ В чём «секретная сила» <text:span text:style-name="Source_20_Text">Object.prototype.toString</text:span></text:h>
      <text:p text:style-name="P3">Этот метод <text:span text:style-name="Strong_20_Emphasis">универсальный</text:span>.</text:p>
      <text:p text:style-name="P3">Он <text:span text:style-name="Strong_20_Emphasis">НЕ привязан</text:span> к <text:span text:style-name="Source_20_Text">{}</text:span>.<text:line-break/>Его можно вызвать <text:span text:style-name="Strong_20_Emphasis">для любого значения</text:span> и он скажет, <text:span text:style-name="Strong_20_Emphasis">что это за тип</text:span>.</text:p>
      <text:p text:style-name="P3">Но он смотрит <text:span text:style-name="Strong_20_Emphasis">НЕ на сам объект</text:span>, а на <text:span text:style-name="Strong_20_Emphasis"><text:span text:style-name="Source_20_Text">this</text:span></text:span>, в контексте которого вызван.</text:p>
      <text:p text:style-name="P5"/>
      <text:h text:style-name="P6" text:outline-level="2">3️⃣ Зачем нужен <text:span text:style-name="Source_20_Text">call</text:span></text:h>
      <text:p text:style-name="P21"><text:span text:style-name="Source_20_Text">let s = Object.prototype.toString;</text:span></text:p>
      <text:p text:style-name="P3">Теперь <text:span text:style-name="Source_20_Text">s</text:span> — просто функция.<text:line-break/>Чтобы сказать ей:</text:p>
      <text:p text:style-name="P22">«Считай, что <text:span text:style-name="Source_20_Text">this</text:span> = arr»</text:p>
      <text:p text:style-name="P3">используется <text:span text:style-name="Source_20_Text">call</text:span>:</text:p>
      <text:p text:style-name="P21"><text:span text:style-name="Source_20_Text">s.call(arr);</text:span></text:p>
      <text:p text:style-name="P5"/>
      <text:h text:style-name="P6" text:outline-level="2">4️⃣ Пример с массивом</text:h>
      <text:p text:style-name="P23"><text:span text:style-name="Source_20_Text">let arr = [];</text:span></text:p>
      <text:p text:style-name="P9"/>
      <text:p text:style-name="P9"><text:span text:style-name="Source_20_Text">Object.prototype.toString.call(arr);</text:span></text:p>
      <text:p text:style-name="P24"><text:span text:style-name="Source_20_Text">// "[object Array]"</text:span></text:p>
      <text:p text:style-name="P3"><text:soft-page-break/>Почему <text:span text:style-name="Strong_20_Emphasis">Array</text:span>, а не Object?</text:p>
      <text:p text:style-name="P3">Потому что <text:span text:style-name="Strong_20_Emphasis">внутри</text:span> <text:span text:style-name="Source_20_Text">toString</text:span> есть проверка:</text:p>
      <text:p text:style-name="P22">«Если this — массив → вернуть Array»</text:p>
      <text:p text:style-name="P5"/>
      <text:h text:style-name="P6" text:outline-level="2">5️⃣ Пример с примитивами</text:h>
      <text:p text:style-name="P23"><text:span text:style-name="Source_20_Text">let s = Object.prototype.toString;</text:span></text:p>
      <text:p text:style-name="P9"/>
      <text:p text:style-name="P9"><text:span text:style-name="Source_20_Text">s.call(123); <text:s text:c="6"/>// [object Number]</text:span></text:p>
      <text:p text:style-name="P9"><text:span text:style-name="Source_20_Text">s.call(true); <text:s text:c="5"/>// [object Boolean]</text:span></text:p>
      <text:p text:style-name="P24"><text:span text:style-name="Source_20_Text">s.call("hello"); <text:s text:c="2"/>// [object String]</text:span></text:p>
      <text:p text:style-name="P3">Даже несмотря на то, что:</text:p>
      <text:list text:style-name="L24">
        <text:list-item>
          <text:p text:style-name="P43"><text:span text:style-name="Source_20_Text">123</text:span> — не объект</text:p>
        </text:list-item>
        <text:list-item>
          <text:p text:style-name="P43">JS временно «оборачивает» его в объект-обёртку</text:p>
        </text:list-item>
      </text:list>
      <text:p text:style-name="P5"/>
      <text:h text:style-name="P6" text:outline-level="2">6️⃣ Самые важные случаи: <text:span text:style-name="Source_20_Text">null</text:span> и <text:span text:style-name="Source_20_Text">undefined</text:span></text:h>
      <text:p text:style-name="P23"><text:span text:style-name="Source_20_Text">s.call(null); <text:s text:c="5"/>// [object Null]</text:span></text:p>
      <text:p text:style-name="P24"><text:span text:style-name="Source_20_Text">s.call(undefined); // [object Undefined]</text:span></text:p>
      <text:p text:style-name="P3">🔥 Это <text:span text:style-name="Strong_20_Emphasis">огромное преимущество</text:span> над <text:span text:style-name="Source_20_Text">typeof</text:span>:</text:p>
      <text:p text:style-name="P21"><text:span text:style-name="Source_20_Text">typeof null; // "object" ❌</text:span></text:p>
      <text:p text:style-name="P5"/>
      <text:h text:style-name="P6" text:outline-level="2">7️⃣ Пример с функцией</text:h>
      <text:p text:style-name="P21"><text:span text:style-name="Source_20_Text">s.call(alert); // [object Function]</text:span></text:p>
      <text:p text:style-name="P3">Потому что:</text:p>
      <text:list text:style-name="L25">
        <text:list-item>
          <text:p text:style-name="P44"><text:span text:style-name="Source_20_Text">alert</text:span> — функция</text:p>
        </text:list-item>
        <text:list-item>
          <text:p text:style-name="P44"><text:span text:style-name="Source_20_Text">toString</text:span> это корректно распознаёт</text:p>
        </text:list-item>
      </text:list>
      <text:p text:style-name="P5"/>
      <text:h text:style-name="P6" text:outline-level="2">8️⃣ Почему это лучше <text:span text:style-name="Source_20_Text">typeof</text:span> и иногда лучше <text:span text:style-name="Source_20_Text">instanceof</text:span></text:h>
      <text:h text:style-name="P1" text:outline-level="3"><text:span text:style-name="Source_20_Text">typeof</text:span></text:h>
      <text:p text:style-name="P3">❌ путается с <text:span text:style-name="Source_20_Text">null</text:span><text:line-break/>❌ не различает Array / Object</text:p>
      <text:h text:style-name="P1" text:outline-level="3"><text:soft-page-break/><text:span text:style-name="Source_20_Text">instanceof</text:span></text:h>
      <text:p text:style-name="P3">❌ зависит от prototype<text:line-break/>❌ ломается при изменении prototype</text:p>
      <text:h text:style-name="P1" text:outline-level="3"><text:span text:style-name="Source_20_Text">Object.prototype.toString</text:span></text:h>
      <text:p text:style-name="P3">✅ точно определяет тип<text:line-break/>✅ работает с <text:span text:style-name="Source_20_Text">null</text:span> и <text:span text:style-name="Source_20_Text">undefined</text:span><text:line-break/>✅ не зависит от наследования</text:p>
      <text:p text:style-name="P5"/>
      <text:h text:style-name="P6" text:outline-level="2">9️⃣ Как этим пользоваться на практике</text:h>
      <text:h text:style-name="P1" text:outline-level="3">Универсальная функция проверки типа</text:h>
      <text:p text:style-name="P23"><text:span text:style-name="Source_20_Text">function getType(value) {</text:span></text:p>
      <text:p text:style-name="P9"><text:span text:style-name="Source_20_Text"><text:s text:c="2"/>return Object.prototype.toString.call(value);</text:span></text:p>
      <text:p text:style-name="P24"><text:span text:style-name="Source_20_Text">}</text:span></text:p>
      <text:p text:style-name="P3">Примеры:</text:p>
      <text:p text:style-name="P23"><text:span text:style-name="Source_20_Text">getType([]); <text:s text:c="7"/>// [object Array]</text:span></text:p>
      <text:p text:style-name="P9"><text:span text:style-name="Source_20_Text">getType({}); <text:s text:c="7"/>// [object Object]</text:span></text:p>
      <text:p text:style-name="P9"><text:span text:style-name="Source_20_Text">getType(null); <text:s text:c="5"/>// [object Null]</text:span></text:p>
      <text:p text:style-name="P9"><text:span text:style-name="Source_20_Text">getType(123); <text:s text:c="6"/>// [object Number]</text:span></text:p>
      <text:p text:style-name="P24"><text:span text:style-name="Source_20_Text">getType(() =&gt; {}); <text:s/>// [object Function]</text:span></text:p>
      <text:p text:style-name="P5"/>
      <text:h text:style-name="P6" text:outline-level="2">🔑 Главная мысль (запомни)</text:h>
      <text:p text:style-name="P3">👉 <text:span text:style-name="Strong_20_Emphasis"><text:span text:style-name="Source_20_Text">Object.prototype.toString</text:span></text:span><text:span text:style-name="Strong_20_Emphasis"> — самый надёжный способ узнать реальный тип значения в JS</text:span></text:p>
      <text:p text:style-name="P3">Он:</text:p>
      <text:list text:style-name="L26">
        <text:list-item>
          <text:p text:style-name="P45">не гадает</text:p>
        </text:list-item>
        <text:list-item>
          <text:p text:style-name="P45">не смотрит на prototype</text:p>
        </text:list-item>
        <text:list-item>
          <text:p text:style-name="P45">не ошибается с <text:span text:style-name="Source_20_Text">null</text:span></text:p>
        </text:list-item>
      </text:list>
      <text:h text:style-name="P6" text:outline-level="2">Что такое <text:span text:style-name="Source_20_Text">Symbol.toStringTag</text:span> (коротко)</text:h>
      <text:p text:style-name="P3">👉 <text:span text:style-name="Strong_20_Emphasis"><text:span text:style-name="Source_20_Text">Symbol.toStringTag</text:span></text:span><text:span text:style-name="Strong_20_Emphasis"> — это свойство, которое говорит методу </text:span><text:span text:style-name="Strong_20_Emphasis"><text:span text:style-name="Source_20_Text">toString</text:span></text:span><text:span text:style-name="Strong_20_Emphasis">,<text:line-break/>КАКОЕ ИМЯ ТИПА показать</text:span></text:p>
      <text:p text:style-name="P3">Он влияет <text:span text:style-name="Strong_20_Emphasis">только</text:span> на результат:</text:p>
      <text:p text:style-name="P21"><text:span text:style-name="Source_20_Text">Object.prototype.toString.call(value)</text:span></text:p>
      <text:p text:style-name="P5"/>
      <text:h text:style-name="P6" text:outline-level="2"><text:soft-page-break/>2️⃣ Как работает <text:span text:style-name="Source_20_Text">toString</text:span> на самом деле</text:h>
      <text:p text:style-name="P3">Когда вызывается:</text:p>
      <text:p text:style-name="P21"><text:span text:style-name="Source_20_Text">{}.toString.call(value)</text:span></text:p>
      <text:p text:style-name="P3">JS делает так:</text:p>
      <text:list text:style-name="L27">
        <text:list-item>
          <text:p text:style-name="P46">Смотрит, есть ли у <text:span text:style-name="Source_20_Text">value</text:span> свойство</text:p>
          <text:p text:style-name="P47"><text:span text:style-name="Source_20_Text">value[Symbol.toStringTag]</text:span></text:p>
        </text:list-item>
        <text:list-item>
          <text:p text:style-name="P46">Если есть — берёт <text:span text:style-name="Strong_20_Emphasis">его значение</text:span></text:p>
        </text:list-item>
        <text:list-item>
          <text:p text:style-name="P46">Возвращает строку:</text:p>
          <text:p text:style-name="P47"><text:span text:style-name="Source_20_Text">[object Значение]</text:span></text:p>
        </text:list-item>
      </text:list>
      <text:p text:style-name="P5"/>
      <text:h text:style-name="P6" text:outline-level="2">3️⃣ Простейший пример</text:h>
      <text:p text:style-name="P23"><text:span text:style-name="Source_20_Text">let user = {</text:span></text:p>
      <text:p text:style-name="P9"><text:span text:style-name="Source_20_Text"><text:s text:c="2"/>[Symbol.toStringTag]: "User"</text:span></text:p>
      <text:p text:style-name="P9"><text:span text:style-name="Source_20_Text">};</text:span></text:p>
      <text:p text:style-name="P9"/>
      <text:p text:style-name="P24"><text:span text:style-name="Source_20_Text">{}.toString.call(user); // "[object User]"</text:span></text:p>
      <text:p text:style-name="P3">👉 <text:span text:style-name="Strong_20_Emphasis">НЕ потому что это класс </text:span><text:span text:style-name="Strong_20_Emphasis"><text:span text:style-name="Source_20_Text">User</text:span></text:span><text:line-break/>👉 А потому что <text:span text:style-name="Strong_20_Emphasis">ты сам так подписал объект</text:span></text:p>
      <text:p text:style-name="P5"/>
      <text:h text:style-name="P6" text:outline-level="2">4️⃣ Почему у браузерных объектов это уже есть</text:h>
      <text:p text:style-name="P3">Браузер <text:span text:style-name="Strong_20_Emphasis">сам добавляет</text:span> <text:span text:style-name="Source_20_Text">Symbol.toStringTag</text:span>:</text:p>
      <text:p text:style-name="P23"><text:span text:style-name="Source_20_Text">window[Symbol.toStringTag]; // "Window"</text:span></text:p>
      <text:p text:style-name="P24"><text:span text:style-name="Source_20_Text">XMLHttpRequest.prototype[Symbol.toStringTag]; // "XMLHttpRequest"</text:span></text:p>
      <text:p text:style-name="P3">Поэтому:</text:p>
      <text:p text:style-name="P23"><text:span text:style-name="Source_20_Text">{}.toString.call(window); <text:s text:c="16"/>// [object Window]</text:span></text:p>
      <text:p text:style-name="P24"><text:span text:style-name="Source_20_Text">{}.toString.call(new XMLHttpRequest()); <text:s text:c="2"/>// [object XMLHttpRequest]</text:span></text:p>
      <text:p text:style-name="P5"/>
      <text:h text:style-name="P6" text:outline-level="2">5️⃣ Это не магия — это просто строка</text:h>
      <text:p text:style-name="P23"><text:span text:style-name="Source_20_Text">obj[Symbol.toStringTag] = "Banana";</text:span></text:p>
      <text:p text:style-name="P9"/>
      <text:p text:style-name="P24"><text:span text:style-name="Source_20_Text">{}.toString.call(obj); // [object Banana]</text:span></text:p>
      <text:p text:style-name="P3">⚠️ Это <text:span text:style-name="Strong_20_Emphasis">не меняет тип объекта</text:span>,<text:line-break/>это <text:span text:style-name="Strong_20_Emphasis">только метка для toString</text:span>.</text:p>
      <text:p text:style-name="P5"/>
      <text:h text:style-name="P6" text:outline-level="2"><text:soft-page-break/>6️⃣ Почему это «typeof на стероидах»</text:h>
      <text:h text:style-name="P1" text:outline-level="3"><text:span text:style-name="Source_20_Text">typeof</text:span></text:h>
      <text:p text:style-name="P23"><text:span text:style-name="Source_20_Text">typeof []; <text:s text:c="7"/>// "object" ❌</text:span></text:p>
      <text:p text:style-name="P24"><text:span text:style-name="Source_20_Text">typeof null; <text:s text:c="5"/>// "object" ❌</text:span></text:p>
      <text:h text:style-name="P1" text:outline-level="3"><text:span text:style-name="Source_20_Text">instanceof</text:span></text:h>
      <text:p text:style-name="P21"><text:span text:style-name="Source_20_Text">[] instanceof Array; // true</text:span></text:p>
      <text:p text:style-name="P3">Но:</text:p>
      <text:list text:style-name="L28">
        <text:list-item>
          <text:p text:style-name="P48">ломается при изменении prototype</text:p>
        </text:list-item>
        <text:list-item>
          <text:p text:style-name="P48">не даёт строку типа</text:p>
        </text:list-item>
      </text:list>
      <text:h text:style-name="P1" text:outline-level="3"><text:span text:style-name="Source_20_Text">Object.prototype.toString</text:span></text:h>
      <text:p text:style-name="P23"><text:span text:style-name="Source_20_Text">{}.toString.call([]); <text:s text:c="2"/>// [object Array] ✅</text:span></text:p>
      <text:p text:style-name="P24"><text:span text:style-name="Source_20_Text">{}.toString.call(null); // [object Null] <text:s/>✅</text:span></text:p>
      <text:p text:style-name="P3">И <text:span text:style-name="Strong_20_Emphasis">ещё можно настраивать</text:span> через <text:span text:style-name="Source_20_Text">Symbol.toStringTag</text:span>.</text:p>
      <text:p text:style-name="P5"/>
      <text:h text:style-name="P6" text:outline-level="2">7️⃣ Когда использовать <text:span text:style-name="Source_20_Text">toString.call</text:span> вместо <text:span text:style-name="Source_20_Text">instanceof</text:span></text:h>
      <text:p text:style-name="P3">Используй:</text:p>
      <text:p text:style-name="P21"><text:span text:style-name="Source_20_Text">{}.toString.call(value)</text:span></text:p>
      <text:p text:style-name="P3">когда:</text:p>
      <text:list text:style-name="L29">
        <text:list-item>
          <text:p text:style-name="P49">нужен <text:span text:style-name="Strong_20_Emphasis">точный тип</text:span></text:p>
        </text:list-item>
        <text:list-item>
          <text:p text:style-name="P49">нужен <text:span text:style-name="Strong_20_Emphasis">тип в виде строки</text:span></text:p>
        </text:list-item>
        <text:list-item>
          <text:p text:style-name="P49">работаешь с <text:span text:style-name="Source_20_Text">null</text:span>, <text:span text:style-name="Source_20_Text">undefined</text:span></text:p>
        </text:list-item>
        <text:list-item>
          <text:p text:style-name="P49">проверяешь встроенные объекты (<text:span text:style-name="Source_20_Text">Array</text:span>, <text:span text:style-name="Source_20_Text">Date</text:span>, <text:span text:style-name="Source_20_Text">Map</text:span>, <text:span text:style-name="Source_20_Text">Set</text:span>)</text:p>
        </text:list-item>
      </text:list>
      <text:p text:style-name="P5"/>
      <text:h text:style-name="P6" text:outline-level="2">8️⃣ Итог (самое главное)</text:h>
      <text:h text:style-name="P1" text:outline-level="3">🔑 В 5 пунктах:</text:h>
      <text:list text:style-name="L30">
        <text:list-item>
          <text:p text:style-name="P50"><text:span text:style-name="Source_20_Text">Object.prototype.toString</text:span> возвращает <text:span text:style-name="Source_20_Text">[object Type]</text:span></text:p>
        </text:list-item>
        <text:list-item>
          <text:p text:style-name="P50"><text:span text:style-name="Source_20_Text">Type</text:span> берётся из <text:span text:style-name="Source_20_Text">Symbol.toStringTag</text:span>, если он есть</text:p>
        </text:list-item>
        <text:list-item>
          <text:p text:style-name="P50"><text:span text:style-name="Source_20_Text">Symbol.toStringTag</text:span> — это <text:span text:style-name="Strong_20_Emphasis">настраиваемая подпись типа</text:span></text:p>
        </text:list-item>
        <text:list-item>
          <text:p text:style-name="P50">Работает для примитивов, объектов и встроенных типов</text:p>
        </text:list-item>
        <text:list-item>
          <text:p text:style-name="P50"><text:soft-page-break/>Это самый надёжный способ определить тип в JS</text:p>
        </text:list-item>
      </text:list>
      <text:h text:style-name="P6" text:outline-level="2">Коротко, без воды</text:h>
      <text:p text:style-name="P3">👉 <text:span text:style-name="Strong_20_Emphasis"><text:span text:style-name="Source_20_Text">instanceof</text:span></text:span><text:span text:style-name="Strong_20_Emphasis"> никогда не сравнивает объект с самой функцией </text:span><text:span text:style-name="Strong_20_Emphasis"><text:span text:style-name="Source_20_Text">B</text:span></text:span><text:line-break/>👉 Он <text:span text:style-name="Strong_20_Emphasis">всегда</text:span> сравнивает с <text:span text:style-name="Source_20_Text">B.prototype</text:span></text:p>
      <text:p text:style-name="P5"/>
      <text:h text:style-name="P6" text:outline-level="2">Почему нельзя проверять просто <text:span text:style-name="Source_20_Text">B</text:span></text:h>
      <text:p text:style-name="P3">Потому что объект <text:span text:style-name="Strong_20_Emphasis">физически не связан</text:span> с функцией <text:span text:style-name="Source_20_Text">B</text:span>.</text:p>
      <text:p text:style-name="P3">Связь всегда такая:</text:p>
      <text:p text:style-name="P21"><text:span text:style-name="Source_20_Text">obj.__proto__ === B.prototype</text:span></text:p>
      <text:p text:style-name="P3">❌ НИКОГДА:</text:p>
      <text:p text:style-name="P21"><text:span text:style-name="Source_20_Text">obj.__proto__ === B</text:span></text:p>
      <text:p text:style-name="P5"/>
      <text:h text:style-name="P6" text:outline-level="2">Что реально делает <text:span text:style-name="Source_20_Text">instanceof</text:span></text:h>
      <text:p text:style-name="P21"><text:span text:style-name="Source_20_Text">obj instanceof B</text:span></text:p>
      <text:p text:style-name="P3">Под капотом:</text:p>
      <text:p text:style-name="P21"><text:span text:style-name="Source_20_Text">B.prototype.isPrototypeOf(obj)</text:span></text:p>
      <text:p text:style-name="P3">Или, ещё проще:</text:p>
      <text:p text:style-name="P23"><text:span text:style-name="Source_20_Text">obj.__proto__ === B.prototype</text:span></text:p>
      <text:p text:style-name="P9"><text:span text:style-name="Source_20_Text">|| obj.__proto__.__proto__ === B.prototype</text:span></text:p>
      <text:p text:style-name="P24"><text:span text:style-name="Source_20_Text">|| ...</text:span></text:p>
      <text:p text:style-name="P5"/>
      <text:h text:style-name="P6" text:outline-level="2">Почему именно <text:span text:style-name="Source_20_Text">prototype</text:span></text:h>
      <text:p text:style-name="P3">Потому что:</text:p>
      <text:list text:style-name="L31">
        <text:list-item>
          <text:p text:style-name="P51"><text:span text:style-name="Source_20_Text">B</text:span> — это <text:span text:style-name="Strong_20_Emphasis">функция</text:span></text:p>
        </text:list-item>
        <text:list-item>
          <text:p text:style-name="P51"><text:span text:style-name="Source_20_Text">B.prototype</text:span> — это <text:span text:style-name="Strong_20_Emphasis">объект</text:span></text:p>
        </text:list-item>
        <text:list-item>
          <text:p text:style-name="P51">только <text:span text:style-name="Strong_20_Emphasis">объекты</text:span> могут быть в прототипной цепочке</text:p>
        </text:list-item>
      </text:list>
      <text:p text:style-name="P5"/>
      <text:h text:style-name="P6" text:outline-level="2">Связь при <text:span text:style-name="Source_20_Text">new B()</text:span></text:h>
      <text:p text:style-name="P21"><text:span text:style-name="Source_20_Text">let obj = new B();</text:span></text:p>
      <text:p text:style-name="P3"><text:soft-page-break/>JS делает:</text:p>
      <text:p text:style-name="P21"><text:span text:style-name="Source_20_Text">obj.__proto__ = B.prototype;</text:span></text:p>
      <text:p text:style-name="P3">❗ <text:span text:style-name="Strong_20_Emphasis">НЕ</text:span> <text:span text:style-name="Source_20_Text">obj.__proto__ = B</text:span></text:p>
      <text:p text:style-name="P5"/>
      <text:h text:style-name="P6" text:outline-level="2">Очень короткая схема</text:h>
      <text:p text:style-name="P23"><text:span text:style-name="Source_20_Text">obj</text:span></text:p>
      <text:p text:style-name="P9"><text:span text:style-name="Source_20_Text">↓</text:span></text:p>
      <text:p text:style-name="P9"><text:span text:style-name="Source_20_Text">B.prototype <text:s text:c="2"/>← ВОТ ЧТО ПРОВЕРЯЕТ instanceof</text:span></text:p>
      <text:p text:style-name="P9"><text:span text:style-name="Source_20_Text">↓</text:span></text:p>
      <text:p text:style-name="P9"><text:span text:style-name="Source_20_Text">Object.prototype</text:span></text:p>
      <text:p text:style-name="P9"><text:span text:style-name="Source_20_Text">↓</text:span></text:p>
      <text:p text:style-name="P24"><text:span text:style-name="Source_20_Text">null</text:span></text:p>
      <text:p text:style-name="P5"/>
      <text:h text:style-name="P6" text:outline-level="2">Твоя мысль — полностью верная</text:h>
      <text:p text:style-name="P22">«получается если функцию проверять через прото то проверяем через prototype а не просто B»</text:p>
      <text:p text:style-name="P3">✅ <text:span text:style-name="Strong_20_Emphasis">Да. На 100%.</text:span></text:p>
      <text:p text:style-name="P3">Можно сказать так:</text:p>
      <text:p text:style-name="P22"><text:span text:style-name="Strong_20_Emphasis">В JavaScript “тип” объекта задаёт </text:span><text:span text:style-name="Strong_20_Emphasis"><text:span text:style-name="Source_20_Text">prototype</text:span></text:span><text:span text:style-name="Strong_20_Emphasis">, а не конструктор</text:span></text:p>
      <text:p text:style-name="P5"/>
      <text:h text:style-name="P6" text:outline-level="2">Финальная формула (запомни её)</text:h>
      <text:p text:style-name="P23"><text:span text:style-name="Source_20_Text">obj instanceof B</text:span></text:p>
      <text:p text:style-name="P9"><text:span text:style-name="Source_20_Text">⇔</text:span></text:p>
      <text:p text:style-name="P24"><text:span text:style-name="Source_20_Text">B.prototype есть в цепочке obj</text:span></text:p>
      <text:p text:style-name="P39"/>
      <text:p text:style-name="P39"/>
      <text:h text:style-name="P6" text:outline-level="2">1️⃣ Проблема, из-за которой нужны примеси</text:h>
      <text:p text:style-name="P3">В JavaScript:</text:p>
      <text:list text:style-name="L32">
        <text:list-item>
          <text:p text:style-name="P52">объект может иметь <text:span text:style-name="Strong_20_Emphasis">только один прототип</text:span></text:p>
        </text:list-item>
        <text:list-item>
          <text:p text:style-name="P52">класс может <text:span text:style-name="Source_20_Text">extends</text:span> <text:span text:style-name="Strong_20_Emphasis">только один класс</text:span></text:p>
        </text:list-item>
      </text:list>
      <text:p text:style-name="P3">❌ Нельзя так:</text:p>
      <text:p text:style-name="P21"><text:span text:style-name="Source_20_Text">class C extends A, B {}</text:span></text:p>
      <text:p text:style-name="P3">Но в реальной жизни часто нужно:</text:p>
      <text:list text:style-name="L33">
        <text:list-item>
          <text:p text:style-name="P53">велосипед <text:span text:style-name="Strong_20_Emphasis">+</text:span> подметание улиц</text:p>
        </text:list-item>
        <text:list-item>
          <text:p text:style-name="P53"><text:soft-page-break/>пользователь <text:span text:style-name="Strong_20_Emphasis">+</text:span> события</text:p>
        </text:list-item>
        <text:list-item>
          <text:p text:style-name="P53">объект <text:span text:style-name="Strong_20_Emphasis">+</text:span> логирование</text:p>
        </text:list-item>
      </text:list>
      <text:p text:style-name="P5"/>
      <text:h text:style-name="P6" text:outline-level="2">2️⃣ Что такое примесь (очень просто)</text:h>
      <text:p text:style-name="P3">👉 <text:span text:style-name="Strong_20_Emphasis">Примесь — это не родитель, а «набор умений»</text:span></text:p>
      <text:list text:style-name="L34">
        <text:list-item>
          <text:p text:style-name="P54">она <text:span text:style-name="Strong_20_Emphasis">не используется сама по себе</text:span></text:p>
        </text:list-item>
        <text:list-item>
          <text:p text:style-name="P54">она <text:span text:style-name="Strong_20_Emphasis">не стоит в prototype-цепочке</text:span></text:p>
        </text:list-item>
        <text:list-item>
          <text:p text:style-name="P54">она <text:span text:style-name="Strong_20_Emphasis">просто добавляет методы</text:span></text:p>
        </text:list-item>
      </text:list>
      <text:p text:style-name="P5"/>
      <text:h text:style-name="P6" text:outline-level="2">3️⃣ Самая простая примесь</text:h>
      <text:p text:style-name="P23"><text:span text:style-name="Source_20_Text">let sayHiMixin = {</text:span></text:p>
      <text:p text:style-name="P9"><text:span text:style-name="Source_20_Text"><text:s text:c="2"/>sayHi() {</text:span></text:p>
      <text:p text:style-name="P9"><text:span text:style-name="Source_20_Text"><text:s text:c="4"/>console.log(`Привет, ${this.name}`);</text:span></text:p>
      <text:p text:style-name="P9"><text:span text:style-name="Source_20_Text"><text:s text:c="2"/>},</text:span></text:p>
      <text:p text:style-name="P9"><text:span text:style-name="Source_20_Text"><text:s text:c="2"/>sayBye() {</text:span></text:p>
      <text:p text:style-name="P9"><text:span text:style-name="Source_20_Text"><text:s text:c="4"/>console.log(`Пока, ${this.name}`);</text:span></text:p>
      <text:p text:style-name="P9"><text:span text:style-name="Source_20_Text"><text:s text:c="2"/>}</text:span></text:p>
      <text:p text:style-name="P24"><text:span text:style-name="Source_20_Text">};</text:span></text:p>
      <text:p text:style-name="P3">Это <text:span text:style-name="Strong_20_Emphasis">просто объект с методами</text:span>, не класс.</text:p>
      <text:p text:style-name="P5"/>
      <text:h text:style-name="P6" text:outline-level="2">4️⃣ Как примесь используется</text:h>
      <text:p text:style-name="P23"><text:span text:style-name="Source_20_Text">class User {</text:span></text:p>
      <text:p text:style-name="P9"><text:span text:style-name="Source_20_Text"><text:s text:c="2"/>constructor(name) {</text:span></text:p>
      <text:p text:style-name="P9"><text:span text:style-name="Source_20_Text"><text:s text:c="4"/>this.name = name;</text:span></text:p>
      <text:p text:style-name="P9"><text:span text:style-name="Source_20_Text"><text:s text:c="2"/>}</text:span></text:p>
      <text:p text:style-name="P9"><text:span text:style-name="Source_20_Text">}</text:span></text:p>
      <text:p text:style-name="P9"/>
      <text:p text:style-name="P24"><text:span text:style-name="Source_20_Text">Object.assign(User.prototype, sayHiMixin);</text:span></text:p>
      <text:p text:style-name="P3">Что делает <text:span text:style-name="Source_20_Text">Object.assign</text:span>?</text:p>
      <text:p text:style-name="P3">👉 <text:span text:style-name="Strong_20_Emphasis">копирует методы из </text:span><text:span text:style-name="Strong_20_Emphasis"><text:span text:style-name="Source_20_Text">sayHiMixin</text:span></text:span><text:span text:style-name="Strong_20_Emphasis"> в </text:span><text:span text:style-name="Strong_20_Emphasis"><text:span text:style-name="Source_20_Text">User.prototype</text:span></text:span></text:p>
      <text:p text:style-name="P3">Теперь в <text:span text:style-name="Source_20_Text">User.prototype</text:span> есть:</text:p>
      <text:list text:style-name="L35">
        <text:list-item>
          <text:p text:style-name="P55"><text:span text:style-name="Source_20_Text">sayHi</text:span></text:p>
        </text:list-item>
        <text:list-item>
          <text:p text:style-name="P55"><text:span text:style-name="Source_20_Text">sayBye</text:span></text:p>
        </text:list-item>
      </text:list>
      <text:p text:style-name="P5"/>
      <text:h text:style-name="P6" text:outline-level="2">5️⃣ Почему это НЕ наследование</text:h>
      <text:p text:style-name="P3">Важно понять разницу:</text:p>
      <text:h text:style-name="P1" text:outline-level="3"><text:soft-page-break/>Наследование:</text:h>
      <text:p text:style-name="P21"><text:span text:style-name="Source_20_Text">User → Parent → Object</text:span></text:p>
      <text:h text:style-name="P1" text:outline-level="3">Примесь:</text:h>
      <text:p text:style-name="P23"><text:span text:style-name="Source_20_Text">User → Parent → Object</text:span></text:p>
      <text:p text:style-name="P9"><text:span text:style-name="Source_20_Text"><text:s text:c="3"/>↑</text:span></text:p>
      <text:p text:style-name="P24"><text:span text:style-name="Source_20_Text">(методы просто скопированы)</text:span></text:p>
      <text:p text:style-name="P3"><text:span text:style-name="Source_20_Text">sayHiMixin</text:span> <text:span text:style-name="Strong_20_Emphasis">не участвует</text:span> в цепочке прототипов.</text:p>
      <text:p text:style-name="P5"/>
      <text:h text:style-name="P6" text:outline-level="2">6️⃣ Как это выглядит при вызове</text:h>
      <text:p text:style-name="P21"><text:span text:style-name="Source_20_Text">new User("Вася").sayHi();</text:span></text:p>
      <text:p text:style-name="P3">JS ищет <text:span text:style-name="Source_20_Text">sayHi</text:span>:</text:p>
      <text:list text:style-name="L36">
        <text:list-item>
          <text:p text:style-name="P56">в объекте User — нет</text:p>
        </text:list-item>
        <text:list-item>
          <text:p text:style-name="P56">в <text:span text:style-name="Source_20_Text">User.prototype</text:span> — ЕСТЬ (мы скопировали)</text:p>
        </text:list-item>
      </text:list>
      <text:p text:style-name="P5"/>
      <text:h text:style-name="P6" text:outline-level="2">7️⃣ Можно ли совмещать с наследованием? ДА</text:h>
      <text:p text:style-name="P23"><text:span text:style-name="Source_20_Text">class User extends Person {</text:span></text:p>
      <text:p text:style-name="P9"><text:span text:style-name="Source_20_Text"><text:s text:c="2"/>constructor(name) {</text:span></text:p>
      <text:p text:style-name="P9"><text:span text:style-name="Source_20_Text"><text:s text:c="4"/>super(name);</text:span></text:p>
      <text:p text:style-name="P9"><text:span text:style-name="Source_20_Text"><text:s text:c="2"/>}</text:span></text:p>
      <text:p text:style-name="P9"><text:span text:style-name="Source_20_Text">}</text:span></text:p>
      <text:p text:style-name="P9"/>
      <text:p text:style-name="P24"><text:span text:style-name="Source_20_Text">Object.assign(User.prototype, sayHiMixin);</text:span></text:p>
      <text:p text:style-name="P3">✔️ <text:span text:style-name="Source_20_Text">User</text:span> наследуется от <text:span text:style-name="Source_20_Text">Person</text:span><text:line-break/>✔️ и <text:span text:style-name="Strong_20_Emphasis">дополнительно</text:span> получает методы из примеси</text:p>
      <text:p text:style-name="P5"/>
      <text:h text:style-name="P6" text:outline-level="2">8️⃣ Примеси могут «наследовать» друг друга</text:h>
      <text:p text:style-name="P23"><text:span text:style-name="Source_20_Text">let eventMixin = {</text:span></text:p>
      <text:p text:style-name="P9"><text:span text:style-name="Source_20_Text"><text:s text:c="2"/>on(event, handler) {</text:span></text:p>
      <text:p text:style-name="P9"><text:span text:style-name="Source_20_Text"><text:s text:c="4"/>this._handlers ??= {};</text:span></text:p>
      <text:p text:style-name="P9"><text:span text:style-name="Source_20_Text"><text:s text:c="4"/>(this._handlers[event] ??= []).push(handler);</text:span></text:p>
      <text:p text:style-name="P9"><text:span text:style-name="Source_20_Text"><text:s text:c="2"/>},</text:span></text:p>
      <text:p text:style-name="P9"><text:span text:style-name="Source_20_Text"><text:s text:c="2"/>trigger(event, ...args) {</text:span></text:p>
      <text:p text:style-name="P9"><text:span text:style-name="Source_20_Text"><text:s text:c="4"/>if (!this._handlers?.[event]) return;</text:span></text:p>
      <text:p text:style-name="P9"><text:span text:style-name="Source_20_Text"><text:s text:c="4"/>this._handlers[event].forEach(h =&gt; h.apply(this, args));</text:span></text:p>
      <text:p text:style-name="P9"><text:span text:style-name="Source_20_Text"><text:s text:c="2"/>}</text:span></text:p>
      <text:p text:style-name="P9"><text:span text:style-name="Source_20_Text">};</text:span></text:p>
      <text:p text:style-name="P9"/>
      <text:p text:style-name="P9"><text:span text:style-name="Source_20_Text">let sayMixin = {</text:span></text:p>
      <text:p text:style-name="P9"><text:span text:style-name="Source_20_Text"><text:s text:c="2"/>say(text) {</text:span></text:p>
      <text:p text:style-name="P9"><text:span text:style-name="Source_20_Text"><text:s text:c="4"/>this.trigger("say", text);</text:span></text:p>
      <text:p text:style-name="P9"><text:span text:style-name="Source_20_Text"><text:s text:c="2"/>}</text:span></text:p>
      <text:p text:style-name="P9"><text:soft-page-break/><text:span text:style-name="Source_20_Text">};</text:span></text:p>
      <text:p text:style-name="P9"/>
      <text:p text:style-name="P24"><text:span text:style-name="Source_20_Text">Object.assign(sayMixin, eventMixin);</text:span></text:p>
      <text:p text:style-name="P3">Теперь <text:span text:style-name="Source_20_Text">sayMixin</text:span> <text:span text:style-name="Strong_20_Emphasis">включает поведение</text:span> <text:span text:style-name="Source_20_Text">eventMixin</text:span>.</text:p>
      <text:p text:style-name="P5"/>
      <text:h text:style-name="P6" text:outline-level="2">9️⃣ Когда использовать примеси</text:h>
      <text:p text:style-name="P3">Примеси хороши, когда:</text:p>
      <text:list text:style-name="L37">
        <text:list-item>
          <text:p text:style-name="P57">нужно <text:span text:style-name="Strong_20_Emphasis">добавить поведение</text:span>, а не тип</text:p>
        </text:list-item>
        <text:list-item>
          <text:p text:style-name="P57">нельзя использовать множественное наследование</text:p>
        </text:list-item>
        <text:list-item>
          <text:p text:style-name="P57">функциональность независима от иерархии классов</text:p>
        </text:list-item>
      </text:list>
      <text:h text:style-name="P6" text:outline-level="2"/>
      <text:p text:style-name="P3">👉 <text:span text:style-name="Strong_20_Emphasis"><text:span text:style-name="Source_20_Text">super</text:span></text:span><text:span text:style-name="Strong_20_Emphasis"> — это способ обратиться к «родителю» метода</text:span></text:p>
      <text:p text:style-name="P3">Но важно:<text:line-break/><text:span text:style-name="Strong_20_Emphasis">родитель — это не класс, а прототип, от которого объявлен метод</text:span>.</text:p>
      <text:p text:style-name="P39"/>
      <text:p text:style-name="P39"/>
      <text:h text:style-name="P6" text:outline-level="2">Что такое переопределение (по-простому)</text:h>
      <text:p text:style-name="P3">👉 <text:span text:style-name="Strong_20_Emphasis">Переопределение — это когда в дочернем классе есть метод<text:line-break/>с ТЕМ ЖЕ ИМЕНЕМ, что и в родительском</text:span></text:p>
      <text:p text:style-name="P3">И <text:span text:style-name="Strong_20_Emphasis">всё</text:span>. Никакой магии больше нет.</text:p>
      <text:p text:style-name="P5"/>
      <text:h text:style-name="P6" text:outline-level="2">Минимальный пример переопределения</text:h>
      <text:p text:style-name="P23"><text:span text:style-name="Source_20_Text">class Animal {</text:span></text:p>
      <text:p text:style-name="P9"><text:span text:style-name="Source_20_Text"><text:s text:c="2"/>speak() {</text:span></text:p>
      <text:p text:style-name="P9"><text:span text:style-name="Source_20_Text"><text:s text:c="4"/>console.log("звук");</text:span></text:p>
      <text:p text:style-name="P9"><text:span text:style-name="Source_20_Text"><text:s text:c="2"/>}</text:span></text:p>
      <text:p text:style-name="P9"><text:span text:style-name="Source_20_Text">}</text:span></text:p>
      <text:p text:style-name="P9"/>
      <text:p text:style-name="P9"><text:span text:style-name="Source_20_Text">class Dog extends Animal {</text:span></text:p>
      <text:p text:style-name="P9"><text:span text:style-name="Source_20_Text"><text:s text:c="2"/>speak() {</text:span></text:p>
      <text:p text:style-name="P9"><text:span text:style-name="Source_20_Text"><text:s text:c="4"/>console.log("гав");</text:span></text:p>
      <text:p text:style-name="P9"><text:span text:style-name="Source_20_Text"><text:s text:c="2"/>}</text:span></text:p>
      <text:p text:style-name="P24"><text:span text:style-name="Source_20_Text">}</text:span></text:p>
      <text:p text:style-name="P3">✔️ <text:span text:style-name="Source_20_Text">Dog.speak</text:span> <text:span text:style-name="Strong_20_Emphasis">переопределяет</text:span> <text:span text:style-name="Source_20_Text">Animal.speak</text:span></text:p>
      <text:p text:style-name="P5"/>
      <text:h text:style-name="P6" text:outline-level="2"><text:soft-page-break/>Как JS «понимает», что метод переопределён</text:h>
      <text:p text:style-name="P3">Когда вызывается:</text:p>
      <text:p text:style-name="P21"><text:span text:style-name="Source_20_Text">dog.speak();</text:span></text:p>
      <text:p text:style-name="P3">JS ищет метод так:</text:p>
      <text:list text:style-name="L38">
        <text:list-item>
          <text:p text:style-name="P58">есть ли <text:span text:style-name="Source_20_Text">speak</text:span> у <text:span text:style-name="Source_20_Text">dog</text:span> ❌</text:p>
        </text:list-item>
        <text:list-item>
          <text:p text:style-name="P58">есть ли <text:span text:style-name="Source_20_Text">speak</text:span> в <text:span text:style-name="Source_20_Text">Dog.prototype</text:span> ✅ ← НАШЁЛ</text:p>
        </text:list-item>
        <text:list-item>
          <text:p text:style-name="P58"><text:span text:style-name="Strong_20_Emphasis">останавливается</text:span></text:p>
        </text:list-item>
      </text:list>
      <text:p text:style-name="P3">👉 До <text:span text:style-name="Source_20_Text">Animal.prototype</text:span> он <text:span text:style-name="Strong_20_Emphasis">даже не доходит</text:span></text:p>
      <text:p text:style-name="P5"/>
      <text:h text:style-name="P6" text:outline-level="2">Главное правило (запомни)</text:h>
      <text:p text:style-name="P22"><text:span text:style-name="Strong_20_Emphasis">Метод считается переопределённым,<text:line-break/>если он найден раньше в цепочке прототипов</text:span></text:p>
      <text:p text:style-name="P22"><text:span text:style-name="Strong_20_Emphasis"/></text:p>
      <text:p text:style-name="P22"><text:span text:style-name="Strong_20_Emphasis"/></text:p>
      <text:p text:style-name="P3"><text:span text:style-name="Strong_20_Emphasis"><text:span text:style-name="Source_20_Text">[[HomeObject]]</text:span></text:span><text:span text:style-name="Strong_20_Emphasis"> в JavaScript — это внутренний (скрытый) слот объекта, который используется только спецификацией языка, а не самим разработчиком.</text:span></text:p>
      <text:h text:style-name="P59" text:outline-level="3">Коротко</text:h>
      <text:p text:style-name="P60"><text:span text:style-name="Source_20_Text">[[HomeObject]]</text:span> нужен, чтобы корректно работал <text:span text:style-name="Source_20_Text">super</text:span> в методах объектов и классов.</text:p>
      <text:p text:style-name="P5"/>
      <text:h text:style-name="P61" text:outline-level="2">Что это такое</text:h>
      <text:list text:style-name="L39">
        <text:list-item>
          <text:p text:style-name="P62"><text:span text:style-name="Source_20_Text">[[HomeObject]]</text:span> — <text:span text:style-name="Strong_20_Emphasis">внутреннее свойство функции</text:span></text:p>
        </text:list-item>
        <text:list-item>
          <text:p text:style-name="P62">Оно <text:span text:style-name="Strong_20_Emphasis">не доступно из кода</text:span> (<text:span text:style-name="Source_20_Text">obj.method.[[HomeObject]]</text:span> невозможно)</text:p>
        </text:list-item>
        <text:list-item>
          <text:p text:style-name="P62">Появляется у <text:span text:style-name="Strong_20_Emphasis">методов</text:span>, объявленных:</text:p>
          <text:list>
            <text:list-item>
              <text:p text:style-name="P62">в объектных литералах</text:p>
            </text:list-item>
            <text:list-item>
              <text:p text:style-name="P62">в классах</text:p>
            </text:list-item>
          </text:list>
        </text:list-item>
      </text:list>
      <text:p text:style-name="P5"/>
      <text:h text:style-name="P61" text:outline-level="2"><text:soft-page-break/>Зачем нужен <text:span text:style-name="Source_20_Text">[[HomeObject]]</text:span></text:h>
      <text:p text:style-name="P60">Он хранит <text:span text:style-name="Strong_20_Emphasis">объект, в котором метод был определён</text:span>, чтобы <text:span text:style-name="Source_20_Text">super</text:span> знал, <text:span text:style-name="Strong_20_Emphasis">откуда искать метод в прототипной цепочке</text:span>.</text:p>
      <text:p text:style-name="P5"/>
      <text:h text:style-name="P61" text:outline-level="2">Пример с объектами</text:h>
      <text:p text:style-name="P21"><text:span text:style-name="Source_20_Text">const animal = {</text:span></text:p>
      <text:p text:style-name="P24"><text:span text:style-name="Source_20_Text"><text:s text:c="2"/>speak() {</text:span></text:p>
      <text:p text:style-name="P24"><text:span text:style-name="Source_20_Text"><text:s text:c="4"/>return "звук";</text:span></text:p>
      <text:p text:style-name="P24"><text:span text:style-name="Source_20_Text"><text:s text:c="2"/>}</text:span></text:p>
      <text:p text:style-name="P24"><text:span text:style-name="Source_20_Text">};</text:span></text:p>
      <text:p text:style-name="P24"/>
      <text:p text:style-name="P24"><text:span text:style-name="Source_20_Text">const dog = {</text:span></text:p>
      <text:p text:style-name="P24"><text:span text:style-name="Source_20_Text"><text:s text:c="2"/>__proto__: animal,</text:span></text:p>
      <text:p text:style-name="P24"><text:span text:style-name="Source_20_Text"><text:s text:c="2"/>speak() {</text:span></text:p>
      <text:p text:style-name="P24"><text:span text:style-name="Source_20_Text"><text:s text:c="4"/>return super.speak() + " гав";</text:span></text:p>
      <text:p text:style-name="P24"><text:span text:style-name="Source_20_Text"><text:s text:c="2"/>}</text:span></text:p>
      <text:p text:style-name="P24"><text:span text:style-name="Source_20_Text">};</text:span></text:p>
      <text:p text:style-name="P24"/>
      <text:p text:style-name="P24"><text:span text:style-name="Source_20_Text">dog.speak(); // "звук гав"</text:span></text:p>
      <text:p text:style-name="P60">Что происходит:</text:p>
      <text:list text:style-name="L40">
        <text:list-item>
          <text:p text:style-name="P63"><text:span text:style-name="Source_20_Text">speak()</text:span> у <text:span text:style-name="Source_20_Text">dog</text:span> имеет <text:span text:style-name="Source_20_Text">[[HomeObject]] = dog</text:span></text:p>
        </text:list-item>
        <text:list-item>
          <text:p text:style-name="P63"><text:span text:style-name="Source_20_Text">super.speak()</text:span> ищется в <text:span text:style-name="Source_20_Text">Object.getPrototypeOf([[HomeObject]])</text:span></text:p>
        </text:list-item>
        <text:list-item>
          <text:p text:style-name="P63">то есть в <text:span text:style-name="Source_20_Text">animal</text:span></text:p>
        </text:list-item>
      </text:list>
      <text:p text:style-name="P5"/>
      <text:h text:style-name="P61" text:outline-level="2">Пример с классами</text:h>
      <text:p text:style-name="P21"><text:span text:style-name="Source_20_Text">class Animal {</text:span></text:p>
      <text:p text:style-name="P24"><text:span text:style-name="Source_20_Text"><text:s text:c="2"/>speak() {</text:span></text:p>
      <text:p text:style-name="P24"><text:soft-page-break/><text:span text:style-name="Source_20_Text"><text:s text:c="4"/>return "звук";</text:span></text:p>
      <text:p text:style-name="P24"><text:span text:style-name="Source_20_Text"><text:s text:c="2"/>}</text:span></text:p>
      <text:p text:style-name="P24"><text:span text:style-name="Source_20_Text">}</text:span></text:p>
      <text:p text:style-name="P24"/>
      <text:p text:style-name="P24"><text:span text:style-name="Source_20_Text">class Dog extends Animal {</text:span></text:p>
      <text:p text:style-name="P24"><text:span text:style-name="Source_20_Text"><text:s text:c="2"/>speak() {</text:span></text:p>
      <text:p text:style-name="P24"><text:span text:style-name="Source_20_Text"><text:s text:c="4"/>return super.speak() + " гав";</text:span></text:p>
      <text:p text:style-name="P24"><text:span text:style-name="Source_20_Text"><text:s text:c="2"/>}</text:span></text:p>
      <text:p text:style-name="P24"><text:span text:style-name="Source_20_Text">}</text:span></text:p>
      <text:p text:style-name="P60">Здесь:</text:p>
      <text:list text:style-name="L41">
        <text:list-item>
          <text:p text:style-name="P64"><text:span text:style-name="Source_20_Text">Dog.prototype.speak</text:span> имеет <text:span text:style-name="Source_20_Text">[[HomeObject]] = Dog.prototype</text:span></text:p>
        </text:list-item>
        <text:list-item>
          <text:p text:style-name="P64"><text:span text:style-name="Source_20_Text">super</text:span> ищет метод в <text:span text:style-name="Source_20_Text">Animal.prototype</text:span></text:p>
        </text:list-item>
      </text:list>
      <text:p text:style-name="P5"/>
      <text:h text:style-name="P61" text:outline-level="2">Важно знать ⚠️</text:h>
      <text:h text:style-name="P59" text:outline-level="3"><text:span text:style-name="Source_20_Text">[[HomeObject]]</text:span> есть <text:span text:style-name="Strong_20_Emphasis">только у методов</text:span></text:h>
      <text:p text:style-name="P60">❌ Нет у:</text:p>
      <text:p text:style-name="P21"><text:span text:style-name="Source_20_Text">const obj = {</text:span></text:p>
      <text:p text:style-name="P24"><text:span text:style-name="Source_20_Text"><text:s text:c="2"/>speak: function () {} // обычная функция</text:span></text:p>
      <text:p text:style-name="P24"><text:span text:style-name="Source_20_Text">};</text:span></text:p>
      <text:p text:style-name="P60">✅ Есть у:</text:p>
      <text:p text:style-name="P21"><text:span text:style-name="Source_20_Text">const obj = {</text:span></text:p>
      <text:p text:style-name="P24"><text:span text:style-name="Source_20_Text"><text:s text:c="2"/>speak() {} // метод</text:span></text:p>
      <text:p text:style-name="P24"><text:span text:style-name="Source_20_Text">};</text:span></text:p>
      <text:p text:style-name="P5"/>
      <text:h text:style-name="P59" text:outline-level="3">Потеря контекста</text:h>
      <text:p text:style-name="P21"><text:span text:style-name="Source_20_Text">const fn = dog.speak;</text:span></text:p>
      <text:p text:style-name="P24"><text:span text:style-name="Source_20_Text">fn(); // TypeError или undefined</text:span></text:p>
      <text:p text:style-name="P60"><text:soft-page-break/>Потому что:</text:p>
      <text:list text:style-name="L42">
        <text:list-item>
          <text:p text:style-name="P65"><text:span text:style-name="Source_20_Text">super</text:span> зависит от <text:span text:style-name="Source_20_Text">[[HomeObject]]</text:span></text:p>
        </text:list-item>
        <text:list-item>
          <text:p text:style-name="P65">а <text:span text:style-name="Source_20_Text">this</text:span> теряется</text:p>
        </text:list-item>
      </text:list>
      <text:p text:style-name="P5"/>
      <text:h text:style-name="P61" text:outline-level="2">Итог</text:h>
      <text:list text:style-name="L43">
        <text:list-item>
          <text:p text:style-name="P66"><text:span text:style-name="Source_20_Text">[[HomeObject]]</text:span> — внутренний слот спецификации</text:p>
        </text:list-item>
        <text:list-item>
          <text:p text:style-name="P66">Используется <text:span text:style-name="Strong_20_Emphasis">только для работы </text:span><text:span text:style-name="Strong_20_Emphasis"><text:span text:style-name="Source_20_Text">super</text:span></text:span></text:p>
        </text:list-item>
        <text:list-item>
          <text:p text:style-name="P66">Нельзя прочитать или изменить</text:p>
        </text:list-item>
        <text:list-item>
          <text:p text:style-name="P66">Есть у методов классов и объектных литералов</text:p>
        </text:list-item>
      </text:list>
      <text:h text:style-name="P6" text:outline-level="2"><text:span text:style-name="Strong_20_Emphasis">1️⃣ Подмешать ОБЫЧНОМУ ОБЪЕКТУ ✅</text:span></text:h>
      <text:p text:style-name="P21"><text:span text:style-name="Source_20_Text">const mixin = {</text:span></text:p>
      <text:p text:style-name="P24"><text:span text:style-name="Source_20_Text"><text:s text:c="2"/>sayHi() {</text:span></text:p>
      <text:p text:style-name="P24"><text:span text:style-name="Source_20_Text"><text:s text:c="4"/>console.log("Привет");</text:span></text:p>
      <text:p text:style-name="P24"><text:span text:style-name="Source_20_Text"><text:s text:c="2"/>}</text:span></text:p>
      <text:p text:style-name="P24"><text:span text:style-name="Source_20_Text">};</text:span></text:p>
      <text:p text:style-name="P24"/>
      <text:p text:style-name="P24"><text:span text:style-name="Source_20_Text">const user = {</text:span></text:p>
      <text:p text:style-name="P24"><text:span text:style-name="Source_20_Text"><text:s text:c="2"/>name: "Алекс"</text:span></text:p>
      <text:p text:style-name="P24"><text:span text:style-name="Source_20_Text">};</text:span></text:p>
      <text:p text:style-name="P24"/>
      <text:p text:style-name="P24"><text:span text:style-name="Source_20_Text">Object.assign(user, mixin);</text:span></text:p>
      <text:p text:style-name="P24"/>
      <text:p text:style-name="P24"><text:span text:style-name="Source_20_Text">user.sayHi(); // Привет</text:span></text:p>
      <text:p text:style-name="P60">👉 методы просто <text:span text:style-name="Strong_20_Emphasis">скопировались в объект</text:span></text:p>
      <text:p text:style-name="P5"/>
      <text:h text:style-name="P61" text:outline-level="2"><text:soft-page-break/>2️⃣ Подмешать <text:span text:style-name="Strong_20_Emphasis">КЛАССУ (через prototype)</text:span> ✅</text:h>
      <text:p text:style-name="P21"><text:span text:style-name="Source_20_Text">const mixin = {</text:span></text:p>
      <text:p text:style-name="P24"><text:span text:style-name="Source_20_Text"><text:s text:c="2"/>sayHi() {</text:span></text:p>
      <text:p text:style-name="P24"><text:span text:style-name="Source_20_Text"><text:s text:c="4"/>console.log("Привет");</text:span></text:p>
      <text:p text:style-name="P24"><text:span text:style-name="Source_20_Text"><text:s text:c="2"/>}</text:span></text:p>
      <text:p text:style-name="P24"><text:span text:style-name="Source_20_Text">};</text:span></text:p>
      <text:p text:style-name="P24"/>
      <text:p text:style-name="P24"><text:span text:style-name="Source_20_Text">class User {</text:span></text:p>
      <text:p text:style-name="P24"><text:span text:style-name="Source_20_Text"><text:s text:c="2"/>constructor(name) {</text:span></text:p>
      <text:p text:style-name="P24"><text:span text:style-name="Source_20_Text"><text:s text:c="4"/>this.name = name;</text:span></text:p>
      <text:p text:style-name="P24"><text:span text:style-name="Source_20_Text"><text:s text:c="2"/>}</text:span></text:p>
      <text:p text:style-name="P24"><text:span text:style-name="Source_20_Text">}</text:span></text:p>
      <text:p text:style-name="P24"/>
      <text:p text:style-name="P24"><text:span text:style-name="Source_20_Text">// подмешиваем в prototype</text:span></text:p>
      <text:p text:style-name="P24"><text:span text:style-name="Source_20_Text">Object.assign(User.prototype, mixin);</text:span></text:p>
      <text:p text:style-name="P24"/>
      <text:p text:style-name="P24"><text:span text:style-name="Source_20_Text">const u = new User("Алекс");</text:span></text:p>
      <text:p text:style-name="P24"><text:span text:style-name="Source_20_Text">u.sayHi(); // Привет</text:span></text:p>
      <text:p text:style-name="P60">👉 теперь <text:span text:style-name="Strong_20_Emphasis">все объекты User</text:span> получили метод</text:p>
      <text:p text:style-name="P5"/>
      <text:h text:style-name="P61" text:outline-level="2">3️⃣ В ЧЁМ РАЗНИЦА</text:h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Table_20_Heading">Куда подмешали</text:p>
            </table:table-cell>
            <table:table-cell table:style-name="Таблица3.A1" office:value-type="string">
              <text:p text:style-name="Table_20_Heading">Что произошло</text:p>
            </table:table-cell>
          </table:table-row>
        </table:table-header-rows>
        <table:table-row>
          <table:table-cell table:style-name="Таблица3.A1" office:value-type="string">
            <text:p text:style-name="Table_20_Contents">в объект</text:p>
          </table:table-cell>
          <table:table-cell table:style-name="Таблица3.A1" office:value-type="string">
            <text:p text:style-name="Table_20_Contents">только этот объект</text:p>
          </table:table-cell>
        </table:table-row>
        <table:table-row>
          <table:table-cell table:style-name="Таблица3.A1" office:value-type="string">
            <text:p text:style-name="Table_20_Contents">в prototype</text:p>
          </table:table-cell>
          <table:table-cell table:style-name="Таблица3.A1" office:value-type="string">
            <text:p text:style-name="Table_20_Contents">все будущие экземпляры</text:p>
          </table:table-cell>
        </table:table-row>
      </table:table>
      <text:p text:style-name="P5"/>
      <text:h text:style-name="P61" text:outline-level="2">4️⃣ ТВОЙ <text:span text:style-name="Source_20_Text">eventMixin</text:span></text:h>
      <text:h text:style-name="P59" text:outline-level="3">В объект</text:h>
      <text:p text:style-name="P21"><text:span text:style-name="Source_20_Text">Object.assign(menu, eventMixin);</text:span></text:p>
      <text:p text:style-name="P60"><text:soft-page-break/>✔ только <text:span text:style-name="Source_20_Text">menu</text:span> умеет <text:span text:style-name="Source_20_Text">on / off / trigger</text:span></text:p>
      <text:p text:style-name="P5"/>
      <text:h text:style-name="P59" text:outline-level="3">В класс</text:h>
      <text:p text:style-name="P21"><text:span text:style-name="Source_20_Text">Object.assign(Menu.prototype, eventMixin);</text:span></text:p>
      <text:p text:style-name="P60">✔ все <text:span text:style-name="Source_20_Text">new Menu()</text:span> умеют работать с событиями</text:p>
      <text:p text:style-name="P5"/>
      <text:h text:style-name="P61" text:outline-level="2">5️⃣ ВАЖНОЕ ПРАВИЛО 🧠</text:h>
      <text:p text:style-name="P22"><text:span text:style-name="Strong_20_Emphasis">Миксин — это просто копирование методов</text:span></text:p>
      <text:p text:style-name="P60">JS <text:span text:style-name="Strong_20_Emphasis">не знает</text:span>, что это «миксин».</text:p>
      <text:p text:style-name="P5"/>
      <text:h text:style-name="P61" text:outline-level="2">6️⃣ МОЖНО ЛИ ПОДМЕШАТЬ КЛАССУ НАПРЯМУЮ?</text:h>
      <text:p text:style-name="P21"><text:span text:style-name="Source_20_Text">Object.assign(Menu, mixin);</text:span></text:p>
      <text:p text:style-name="P60">⚠️ Можно, но редко нужно.</text:p>
      <text:p text:style-name="P60">Тогда методы будут <text:span text:style-name="Strong_20_Emphasis">статическими</text:span>:</text:p>
      <text:p text:style-name="P21"><text:span text:style-name="Source_20_Text">Menu.sayHi();</text:span></text:p>
      <text:p text:style-name="P5"/>
      <text:h text:style-name="P61" text:outline-level="2">7️⃣ КОРОТКО</text:h>
      <text:list text:style-name="L44">
        <text:list-item>
          <text:p text:style-name="P67">✅ объекту — ДА</text:p>
        </text:list-item>
        <text:list-item>
          <text:p text:style-name="P67">✅ prototype класса — ДА</text:p>
        </text:list-item>
        <text:list-item>
          <text:p text:style-name="P67">⚠️ самому классу — редко</text:p>
        </text:list-item>
        <text:list-item>
          <text:p text:style-name="P67">❌ это не <text:span text:style-name="Source_20_Text">extends</text:span></text:p>
        </text:list-item>
      </text:list>
      <text:p text:style-name="P5"/>
      <text:h text:style-name="P61" text:outline-level="2">ОДНА ФРАЗА ДЛЯ ЗАПОМИНАНИЯ</text:h>
      <text:p text:style-name="P22">Миксин можно подмешать <text:span text:style-name="Strong_20_Emphasis">куда угодно</text:span>,<text:line-break/>где есть объект.</text:p>
      <text:p text:style-name="P3"><text:soft-page-break/><text:span text:style-name="Strong_20_Emphasis">Короткий ответ:<text:line-break/>👉 да, можешь вообще не использовать классы.<text:line-break/>JS изначально так и задумывался.</text:span></text:p>
      <text:p text:style-name="P60">Теперь объясняю <text:span text:style-name="Strong_20_Emphasis">зачем тогда классы вообще существуют</text:span>, без философии.</text:p>
      <text:p text:style-name="P5"/>
      <text:h text:style-name="P61" text:outline-level="2">1️⃣ Да, можно БЕЗ классов (и это нормально)</text:h>
      <text:p text:style-name="P21"><text:span text:style-name="Source_20_Text">const base = {</text:span></text:p>
      <text:p text:style-name="P24"><text:span text:style-name="Source_20_Text"><text:s text:c="2"/>on() {},</text:span></text:p>
      <text:p text:style-name="P24"><text:span text:style-name="Source_20_Text"><text:s text:c="2"/>off() {},</text:span></text:p>
      <text:p text:style-name="P24"><text:span text:style-name="Source_20_Text"><text:s text:c="2"/>trigger() {}</text:span></text:p>
      <text:p text:style-name="P24"><text:span text:style-name="Source_20_Text">};</text:span></text:p>
      <text:p text:style-name="P24"/>
      <text:p text:style-name="P24"><text:span text:style-name="Source_20_Text">const menu = Object.create(base);</text:span></text:p>
      <text:p text:style-name="P24"><text:span text:style-name="Source_20_Text">const user = Object.create(base);</text:span></text:p>
      <text:p text:style-name="P60">✔ работает<text:line-break/>✔ прототипы<text:line-break/>✔ без <text:span text:style-name="Source_20_Text">class</text:span></text:p>
      <text:p text:style-name="P60">JS это <text:span text:style-name="Strong_20_Emphasis">поддерживает на 100%</text:span></text:p>
      <text:p text:style-name="P5"/>
      <text:h text:style-name="P61" text:outline-level="2">2️⃣ Тогда ПОЧЕМУ классы вообще есть?</text:h>
      <text:h text:style-name="P59" text:outline-level="3">Причина №1 — ЧИТАЕМОСТЬ</text:h>
      <text:p text:style-name="P21"><text:span text:style-name="Source_20_Text">class Menu {</text:span></text:p>
      <text:p text:style-name="P24"><text:span text:style-name="Source_20_Text"><text:s text:c="2"/>select() {}</text:span></text:p>
      <text:p text:style-name="P24"><text:span text:style-name="Source_20_Text">}</text:span></text:p>
      <text:p text:style-name="P60">👀 читается как:</text:p>
      <text:p text:style-name="P22">«Есть тип Menu»</text:p>
      <text:p text:style-name="P60">А не:</text:p>
      <text:p text:style-name="P21"><text:span text:style-name="Source_20_Text">const Menu = {</text:span></text:p>
      <text:p text:style-name="P24"><text:span text:style-name="Source_20_Text"><text:s text:c="2"/>select() {}</text:span></text:p>
      <text:p text:style-name="P24"><text:soft-page-break/><text:span text:style-name="Source_20_Text">};</text:span></text:p>
      <text:p text:style-name="P5"/>
      <text:h text:style-name="P59" text:outline-level="3">Причина №2 — ПРИВЫЧКА И КОМАНДЫ</text:h>
      <text:list text:style-name="L45">
        <text:list-item>
          <text:p text:style-name="P68">Java</text:p>
        </text:list-item>
        <text:list-item>
          <text:p text:style-name="P68">C#</text:p>
        </text:list-item>
        <text:list-item>
          <text:p text:style-name="P68">C++</text:p>
        </text:list-item>
      </text:list>
      <text:p text:style-name="P60">Людям проще читать <text:span text:style-name="Source_20_Text">class</text:span>.</text:p>
      <text:p text:style-name="P5"/>
      <text:h text:style-name="P59" text:outline-level="3">Причина №3 — КОНСТРУКТОР</text:h>
      <text:p text:style-name="P21"><text:span text:style-name="Source_20_Text">class User {</text:span></text:p>
      <text:p text:style-name="P24"><text:span text:style-name="Source_20_Text"><text:s text:c="2"/>constructor(name) {</text:span></text:p>
      <text:p text:style-name="P24"><text:span text:style-name="Source_20_Text"><text:s text:c="4"/>this.name = name;</text:span></text:p>
      <text:p text:style-name="P24"><text:span text:style-name="Source_20_Text"><text:s text:c="2"/>}</text:span></text:p>
      <text:p text:style-name="P24"><text:span text:style-name="Source_20_Text">}</text:span></text:p>
      <text:p text:style-name="P60">Без классов:</text:p>
      <text:p text:style-name="P21"><text:span text:style-name="Source_20_Text">const userProto = {</text:span></text:p>
      <text:p text:style-name="P24"><text:span text:style-name="Source_20_Text"><text:s text:c="2"/>init(name) {</text:span></text:p>
      <text:p text:style-name="P24"><text:span text:style-name="Source_20_Text"><text:s text:c="4"/>this.name = name;</text:span></text:p>
      <text:p text:style-name="P24"><text:span text:style-name="Source_20_Text"><text:s text:c="2"/>}</text:span></text:p>
      <text:p text:style-name="P24"><text:span text:style-name="Source_20_Text">};</text:span></text:p>
      <text:p text:style-name="P24"/>
      <text:p text:style-name="P24"><text:span text:style-name="Source_20_Text">const u = Object.create(userProto);</text:span></text:p>
      <text:p text:style-name="P24"><text:span text:style-name="Source_20_Text">u.init("Alex");</text:span></text:p>
      <text:p text:style-name="P60">👉 классы <text:span text:style-name="Strong_20_Emphasis">короче и понятнее</text:span></text:p>
      <text:p text:style-name="P5"/>
      <text:h text:style-name="P61" text:outline-level="2">3️⃣ ВАЖНО: class = СИНТАКСИЧЕСКИЙ САХАР 🍬</text:h>
      <text:p text:style-name="P60">Это <text:span text:style-name="Strong_20_Emphasis">не новая модель</text:span>, а удобная запись:</text:p>
      <text:p text:style-name="P21"><text:soft-page-break/><text:span text:style-name="Source_20_Text">class A {}</text:span></text:p>
      <text:p text:style-name="P60">≈</text:p>
      <text:p text:style-name="P21"><text:span text:style-name="Source_20_Text">function A() {}</text:span></text:p>
      <text:p text:style-name="P24"><text:span text:style-name="Source_20_Text">A.prototype = {};</text:span></text:p>
      <text:p text:style-name="P5"/>
      <text:h text:style-name="P61" text:outline-level="2">4️⃣ ТЫ АБСОЛЮТНО ПРАВ</text:h>
      <text:p text:style-name="P22">«я могу создать объект и потом наследоваться оттуда»</text:p>
      <text:p text:style-name="P60">✔ <text:span text:style-name="Strong_20_Emphasis">ДА</text:span></text:p>
      <text:p text:style-name="P21"><text:span text:style-name="Source_20_Text">const base = {</text:span></text:p>
      <text:p text:style-name="P24"><text:span text:style-name="Source_20_Text"><text:s text:c="2"/>on() {},</text:span></text:p>
      <text:p text:style-name="P24"><text:span text:style-name="Source_20_Text">};</text:span></text:p>
      <text:p text:style-name="P24"/>
      <text:p text:style-name="P24"><text:span text:style-name="Source_20_Text">const menu = Object.create(base);</text:span></text:p>
      <text:p text:style-name="P5"/>
      <text:h text:style-name="P61" text:outline-level="2">5️⃣ КОГДА ЛУЧШЕ БЕЗ КЛАССОВ</text:h>
      <text:list text:style-name="L46">
        <text:list-item>
          <text:p text:style-name="P69">маленький проект</text:p>
        </text:list-item>
        <text:list-item>
          <text:p text:style-name="P69">1–2 объекта</text:p>
        </text:list-item>
        <text:list-item>
          <text:p text:style-name="P69">прототипное мышление</text:p>
        </text:list-item>
        <text:list-item>
          <text:p text:style-name="P69">функциональный стиль</text:p>
        </text:list-item>
      </text:list>
      <text:p text:style-name="P5"/>
      <text:h text:style-name="P61" text:outline-level="2">6️⃣ КОГДА КЛАСС УДОБНЕЕ</text:h>
      <text:list text:style-name="L47">
        <text:list-item>
          <text:p text:style-name="P70">много одинаковых объектов</text:p>
        </text:list-item>
        <text:list-item>
          <text:p text:style-name="P70">есть <text:span text:style-name="Source_20_Text">constructor</text:span></text:p>
        </text:list-item>
        <text:list-item>
          <text:p text:style-name="P70">есть <text:span text:style-name="Source_20_Text">extends</text:span></text:p>
        </text:list-item>
        <text:list-item>
          <text:p text:style-name="P70">работает команда</text:p>
        </text:list-item>
        <text:list-item>
          <text:p text:style-name="P70">TypeScript</text:p>
        </text:list-item>
      </text:list>
      <text:p text:style-name="P5"><text:soft-page-break/></text:p>
      <text:h text:style-name="P61" text:outline-level="2">7️⃣ ГЛАВНАЯ МЫСЛЬ</text:h>
      <text:p text:style-name="P22">В JS <text:span text:style-name="Strong_20_Emphasis">нет обязанности</text:span> использовать классы.<text:line-break/>Они существуют <text:span text:style-name="Strong_20_Emphasis">для удобства</text:span>, не потому что «надо».</text:p>
      <text:p text:style-name="P5"/>
      <text:h text:style-name="P61" text:outline-level="2">8️⃣ ОДНО ПРЕДЛОЖЕНИЕ ДЛЯ ГОЛОВЫ</text:h>
      <text:p text:style-name="P22"><text:span text:style-name="Strong_20_Emphasis">Класс — это просто удобная форма записи прототипов</text:span></text:p>
      <text:p text:style-name="P22"><text:span text:style-name="Strong_20_Emphasis"/></text:p>
      <text:h text:style-name="P6" text:outline-level="2">Главное, чтобы щёлкнуло 🧠</text:h>
      <text:list text:style-name="L48">
        <text:list-item>
          <text:p text:style-name="P71"><text:span text:style-name="Source_20_Text">extends</text:span> связывает <text:span text:style-name="Strong_20_Emphasis">экземпляры</text:span>:</text:p>
          <text:p text:style-name="P72"><text:span text:style-name="Source_20_Text">b → B.prototype → A.prototype</text:span></text:p>
        </text:list-item>
        <text:list-item>
          <text:p text:style-name="P71">но <text:span text:style-name="Strong_20_Emphasis">НЕ связывает классы как экземпляры</text:span></text:p>
        </text:list-item>
      </text:list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2T04:23:01.409673200</meta:creation-date>
    <dc:date>2026-01-13T18:01:44.604451100</dc:date>
    <meta:editing-duration>PT2H5M20S</meta:editing-duration>
    <meta:editing-cycles>18</meta:editing-cycles>
    <meta:generator>LibreOffice/25.2.7.2$Windows_X86_64 LibreOffice_project/5cbfd1ab6520636bb5f7b99185aa69bd7456825d</meta:generator>
    <meta:document-statistic meta:table-count="3" meta:image-count="0" meta:object-count="0" meta:page-count="34" meta:paragraph-count="859" meta:word-count="3536" meta:character-count="23198" meta:non-whitespace-character-count="20238"/>
  </office:meta>
</office:document-meta>
</file>